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7" svg:font-family="Albany" style:font-adornments="Standard" style:font-pitch="variable" style:font-charset="x-symbol"/>
    <style:font-face style:name="Arial Unicode MS3" svg:font-family="'Arial Unicode MS'" style:font-pitch="variable" style:font-charset="x-symbol"/>
    <style:font-face style:name="HG Mincho Light J3" svg:font-family="'HG Mincho Light J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StarSymbol" svg:font-family="StarSymbol" style:font-adornments="Standar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lbany6" svg:font-family="Albany" style:font-adornments="Standard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HG Mincho Light J2" svg:font-family="'HG Mincho Light J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4" style:family="graphic" style:parent-style-name="standard">
      <style:graphic-properties svg:stroke-width="0.1cm" svg:stroke-color="#ffffff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ffff" draw:marker-start="Extrémité_20_9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gr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2.542cm"/>
    </style:style>
    <style:style style:name="gr9" style:family="graphic" style:parent-style-name="standard">
      <style:graphic-properties svg:stroke-width="0.1cm" svg:stroke-color="#ffffff" draw:marker-start="Extrémité_20_9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dash" draw:stroke-dash="Ultrafine_20_Dashed" svg:stroke-width="0.1cm" svg:stroke-color="#ffffff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1.526cm"/>
    </style:style>
    <style:style style:name="gr12" style:family="graphic" style:parent-style-name="standard">
      <style:graphic-properties svg:stroke-width="0.3cm" svg:stroke-color="#ffffff" draw:marker-start-width="0.75cm" draw:marker-end="Extrémité_20_22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3.05cm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2.034cm"/>
    </style:style>
    <style:style style:name="gr15" style:family="graphic" style:parent-style-name="standard">
      <style:graphic-properties svg:stroke-width="0.3cm" svg:stroke-color="#ffffff" draw:marker-start="Extrémité_20_22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6.0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11.6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cm" fo:min-width="1.0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5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034cm"/>
    </style:style>
    <style:style style:name="gr21" style:family="graphic" style:parent-style-name="standard">
      <style:graphic-properties svg:stroke-width="0.1cm" svg:stroke-color="#ff9966" draw:marker-start-width="0.45cm" draw:marker-end="Extrémité_20_de_20_ligne_20_1" draw:marker-end-width="0.45cm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ff9966" draw:marker-start="Extrémité_20_de_20_ligne_20_7" draw:marker-start-width="0.45cm" draw:marker-end="Extrémité_20_de_20_ligne_20_8" draw:marker-end-width="0.45cm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1cm" fo:min-width="4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5.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2cm" fo:min-width="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4.574cm"/>
    </style:style>
    <style:style style:name="gr28" style:family="graphic" style:parent-style-name="standard">
      <style:graphic-properties svg:stroke-width="0.1cm" svg:stroke-color="#ff9966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5.0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86cm" fo:min-width="4.57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3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2.0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5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2.54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0" style:family="graphic" style:parent-style-name="standard">
      <style:graphic-properties svg:stroke-width="0.1cm" svg:stroke-color="#ff9966" draw:marker-start-width="0.45cm" draw:marker-end="Extrémité_20_7" draw:marker-end-width="0.45cm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15.7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6cm" fo:min-width="6.09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1.7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5.75cm"/>
    </style:style>
    <style:style style:name="gr48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6.399cm" fo:padding-top="0.05cm" fo:padding-bottom="0.05cm" fo:padding-left="0.05cm" fo:padding-right="0.05cm"/>
    </style:style>
    <style:style style:name="gr49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3.525cm" fo:padding-top="0.05cm" fo:padding-bottom="0.05cm" fo:padding-left="0.05cm" fo:padding-right="0.05cm"/>
    </style:style>
    <style:style style:name="gr50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2.644cm" fo:padding-top="0.05cm" fo:padding-bottom="0.05cm" fo:padding-left="0.05cm" fo:padding-right="0.05cm"/>
    </style:style>
    <style:style style:name="pr1" style:family="presentation" style:parent-style-name="lyt-darkblue-title" style:list-style-name="L5">
      <style:graphic-properties draw:fill-color="#ffffff" draw:auto-grow-height="true" fo:min-height="3.507cm"/>
    </style:style>
    <style:style style:name="pr2" style:family="presentation" style:parent-style-name="lyt-darkblue-subtitle" style:list-style-name="L6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5">
      <style:graphic-properties draw:fill-color="#ffffff" draw:auto-grow-height="true" fo:min-height="3.507cm"/>
    </style:style>
    <style:style style:name="pr5" style:family="presentation" style:parent-style-name="lyt-darkblue-outline1">
      <style:graphic-properties draw:fill-color="#ffffff" draw:auto-grow-height="true" fo:min-height="13.715cm"/>
    </style:style>
    <style:style style:name="pr6" style:family="presentation" style:parent-style-name="lyt-darkblue-title" style:list-style-name="L5">
      <style:graphic-properties draw:fill-color="#ffffff" draw:auto-grow-height="true" fo:min-height="3.507cm"/>
    </style:style>
    <style:style style:name="pr7" style:family="presentation" style:parent-style-name="lyt-darkblue-outline1" style:list-style-name="L7">
      <style:graphic-properties draw:fill-color="#ffffff" fo:min-height="13.854cm"/>
    </style:style>
    <style:style style:name="pr8" style:family="presentation" style:parent-style-name="lyt-darkblue-title" style:list-style-name="L5">
      <style:graphic-properties draw:fill-color="#ffffff" draw:auto-grow-height="true" fo:min-height="3.507cm"/>
    </style:style>
    <style:style style:name="pr9" style:family="presentation" style:parent-style-name="lyt-darkblue-outline1" style:list-style-name="L7">
      <style:graphic-properties draw:fill-color="#ffffff" fo:min-height="13.231cm"/>
    </style:style>
    <style:style style:name="pr10" style:family="presentation" style:parent-style-name="lyt-darkblue-title" style:list-style-name="L5">
      <style:graphic-properties draw:fill-color="#ffffff" draw:auto-grow-height="true" fo:min-height="3.507cm"/>
    </style:style>
    <style:style style:name="pr11" style:family="presentation" style:parent-style-name="lyt-darkblue-outline1" style:list-style-name="L7">
      <style:graphic-properties draw:fill-color="#ffffff" fo:min-height="13.231cm"/>
    </style:style>
    <style:style style:name="pr12" style:family="presentation" style:parent-style-name="lyt-darkblue-notes">
      <style:graphic-properties draw:fill-color="#ffffff" fo:min-height="11.41cm"/>
    </style:style>
    <style:style style:name="pr13" style:family="presentation" style:parent-style-name="lyt-darkblue-title" style:list-style-name="L5">
      <style:graphic-properties draw:fill-color="#ffffff" draw:auto-grow-height="true" fo:min-height="3.507cm"/>
    </style:style>
    <style:style style:name="pr14" style:family="presentation" style:parent-style-name="lyt-darkblue-title" style:list-style-name="L5">
      <style:graphic-properties draw:fill-color="#ffffff" draw:auto-grow-height="true" fo:min-height="3.507cm"/>
    </style:style>
    <style:style style:name="pr15" style:family="presentation" style:parent-style-name="lyt-darkblue-outline1" style:list-style-name="L7">
      <style:graphic-properties draw:fill-color="#ffffff" fo:min-height="15.551cm"/>
    </style:style>
    <style:style style:name="pr16" style:family="presentation" style:parent-style-name="lyt-darkblue-title">
      <style:graphic-properties draw:fill-color="#ffffff" fo:min-height="3.507cm"/>
    </style:style>
    <style:style style:name="pr17" style:family="presentation" style:parent-style-name="lyt-darkblue-outline1">
      <style:graphic-properties draw:fill-color="#ffffff" fo:min-height="13.715cm"/>
    </style:style>
    <style:style style:name="pr18" style:family="presentation" style:parent-style-name="lyt-darkblue-outline1">
      <style:graphic-properties draw:fill-color="#ffffff" fo:min-height="13.797cm"/>
    </style:style>
    <style:style style:name="pr19" style:family="presentation" style:parent-style-name="lyt-darkblue-title">
      <style:graphic-properties draw:fill-color="#ffffff" draw:auto-grow-height="true" fo:min-height="3.507cm"/>
    </style:style>
    <style:style style:name="pr20" style:family="presentation" style:parent-style-name="lyt-darkblue-title">
      <style:graphic-properties draw:fill-color="#ffffff" draw:auto-grow-height="true" fo:min-height="1.644cm"/>
    </style:style>
    <style:style style:name="pr21" style:family="presentation" style:parent-style-name="lyt-darkblue-outline1">
      <style:graphic-properties draw:fill-color="#ffffff" fo:min-height="14.097cm"/>
    </style:style>
    <style:style style:name="pr22" style:family="presentation" style:parent-style-name="lyt-darkblue-outline1">
      <style:graphic-properties draw:fill-color="#ffffff" fo:min-height="6.047cm"/>
    </style:style>
    <style:style style:name="pr23" style:family="presentation" style:parent-style-name="lyt-darkblue-outline1">
      <style:graphic-properties draw:fill-color="#ffffff" fo:min-height="6.406cm"/>
    </style:style>
    <style:style style:name="pr24" style:family="presentation" style:parent-style-name="lyt-darkblue-outline1">
      <style:graphic-properties draw:fill-color="#ffffff" fo:min-height="7.547cm"/>
    </style:style>
    <style:style style:name="pr25" style:family="presentation" style:parent-style-name="lyt-darkblue-outline1">
      <style:graphic-properties draw:fill-color="#ffffff" fo:min-height="6.818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loext:graphic-properties draw:fill-color="#ffffff"/>
      <style:paragraph-properties fo:margin-left="0.6cm" fo:margin-right="0cm" fo:text-indent="-1cm"/>
      <style:text-properties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color="#ff9966" fo:font-size="48pt" fo:font-weight="bold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6" style:family="paragraph">
      <loext:graphic-properties draw:fill-color="#ffffff"/>
      <style:paragraph-properties fo:margin-left="0.6cm" fo:margin-right="0cm" fo:text-indent="-1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-color="#ffffff"/>
      <style:paragraph-properties fo:margin-left="1.2cm" fo:margin-right="0cm" fo:text-indent="-0.9cm"/>
    </style:style>
    <style:style style:name="P10" style:family="paragraph">
      <style:paragraph-properties fo:margin-left="1.4cm" fo:margin-right="0cm" fo:text-indent="-1.2cm"/>
    </style:style>
    <style:style style:name="P11" style:family="paragraph">
      <loext:graphic-properties draw:fill-color="#ffffff"/>
      <style:paragraph-properties fo:margin-left="1.4cm" fo:margin-right="0cm" fo:text-indent="-1.2cm"/>
      <style:text-properties fo:hyphenate="true"/>
    </style:style>
    <style:style style:name="P12" style:family="paragraph">
      <style:paragraph-properties fo:margin-left="1.2cm" fo:margin-right="0cm" fo:text-align="start" fo:text-indent="-0.9cm"/>
      <style:text-properties fo:hyphenate="true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14" style:family="paragraph">
      <style:paragraph-properties fo:margin-left="1.2cm" fo:margin-right="0cm" fo:text-indent="-0.9cm"/>
      <style:text-properties fo:hyphenate="true"/>
    </style:style>
    <style:style style:name="P15" style:family="paragraph">
      <loext:graphic-properties draw:fill-color="#ffffff"/>
      <style:paragraph-properties fo:margin-left="1.4cm" fo:margin-right="0cm" fo:text-indent="-1.2cm"/>
      <style:text-properties fo:font-style="normal" fo:font-weight="normal" fo:hyphenate="true"/>
    </style:style>
    <style:style style:name="P16" style:family="paragraph">
      <loext:graphic-properties draw:fill-color="#ffffff"/>
      <style:paragraph-properties fo:margin-left="0cm" fo:margin-right="0cm" fo:text-indent="0cm"/>
    </style:style>
    <style:style style:name="P17" style:family="paragraph">
      <style:paragraph-properties fo:margin-left="0.6cm" fo:margin-right="0cm" fo:text-indent="-1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fffff"/>
      <style:paragraph-properties fo:margin-left="1.2cm" fo:margin-right="0cm" fo:text-indent="-0.9cm"/>
      <style:text-properties style:font-name="Courier New1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paragraph-properties fo:margin-left="1.2cm" fo:margin-right="0cm" fo:text-indent="-0.9cm"/>
      <style:text-properties fo:font-size="26pt"/>
    </style:style>
    <style:style style:name="P22" style:family="paragraph">
      <style:paragraph-properties fo:margin-left="1.2cm" fo:margin-right="0cm" fo:text-align="end" fo:text-indent="-0.9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ffff"/>
    </style:style>
    <style:style style:name="P26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27" style:family="paragraph">
      <loext:graphic-properties draw:fill="none"/>
      <style:paragraph-properties fo:text-align="center"/>
      <style:text-properties style:font-name="Courier New1"/>
    </style:style>
    <style:style style:name="P28" style:family="paragraph">
      <style:text-properties style:font-name="Courier New1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ffffff" style:font-name="Courier New1" fo:font-size="24pt" fo:font-style="italic" fo:font-weight="bold"/>
    </style:style>
    <style:style style:name="P30" style:family="paragraph">
      <loext:graphic-properties draw:fill="none" draw:fill-color="#ffffff"/>
      <style:text-properties fo:color="#ff9966" fo:font-size="32pt" fo:font-weight="bold"/>
    </style:style>
    <style:style style:name="P31" style:family="paragraph">
      <loext:graphic-properties draw:fill-color="#ffffff"/>
      <style:paragraph-properties fo:margin-left="1.2cm" fo:margin-right="0cm" fo:text-indent="-0.9cm"/>
      <style:text-properties style:font-name="Courier New1" fo:font-size="26p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New1" fo:font-size="24pt" fo:font-style="italic" fo:font-weight="bold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9966" style:font-name="Courier New1" fo:font-size="24pt" fo:font-style="italic" fo:font-weight="bold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color="#ff0000" style:font-name="Courier New1" fo:font-size="24pt" fo:font-style="italic" fo:font-weight="bold"/>
    </style:style>
    <style:style style:name="P35" style:family="paragraph">
      <loext:graphic-properties draw:fill="none" draw:fill-color="#ffffff"/>
      <style:paragraph-properties fo:margin-left="0cm" fo:margin-right="0cm" fo:text-align="center" fo:text-indent="0cm"/>
      <style:text-properties fo:color="#ff9966" fo:font-size="24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ffffff" style:font-name="Courier New1" fo:font-style="italic" fo:font-weight="bold"/>
    </style:style>
    <style:style style:name="P37" style:family="paragraph">
      <loext:graphic-properties draw:fill="none" draw:fill-color="#ffffff"/>
      <style:text-properties fo:color="#ff9966" style:font-name="Courier New1" fo:font-style="italic" fo:font-weight="bold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New1" fo:font-style="italic" fo:font-weight="bold"/>
    </style:style>
    <style:style style:name="P39" style:family="paragraph">
      <loext:graphic-properties draw:fill="none" draw:fill-color="#ffffff"/>
      <style:paragraph-properties fo:margin-left="0cm" fo:margin-right="0cm" fo:text-indent="0cm"/>
      <style:text-properties fo:color="#ff9966"/>
    </style:style>
    <style:style style:name="P40" style:family="paragraph">
      <loext:graphic-properties draw:fill="none" draw:fill-color="#ffffff"/>
      <style:text-properties fo:color="#ff0000" style:font-name="Courier New1" fo:font-style="italic" fo:font-weight="bold"/>
    </style:style>
    <style:style style:name="P41" style:family="paragraph">
      <loext:graphic-properties draw:fill="none" draw:fill-color="#ffffff"/>
      <style:text-properties fo:color="#ffffff" fo:font-weight="bold"/>
    </style:style>
    <style:style style:name="P42" style:family="paragraph">
      <loext:graphic-properties draw:fill="none" draw:fill-color="#ffffff"/>
      <style:paragraph-properties fo:margin-left="0cm" fo:margin-right="0cm" fo:text-indent="0cm"/>
      <style:text-properties fo:color="#ffffff" fo:font-weight="bold"/>
    </style:style>
    <style:style style:name="P43" style:family="paragraph">
      <loext:graphic-properties draw:fill="none" draw:fill-color="#ffffff"/>
      <style:paragraph-properties fo:margin-left="0cm" fo:margin-right="0cm" fo:text-indent="0cm"/>
      <style:text-properties fo:color="#ff9966" style:font-name="Courier New1" fo:font-size="24pt" fo:font-style="italic" fo:font-weight="normal"/>
    </style:style>
    <style:style style:name="P44" style:family="paragraph">
      <loext:graphic-properties draw:fill-color="#ffffff"/>
      <style:paragraph-properties fo:margin-left="1.2cm" fo:margin-right="0cm" fo:text-indent="-0.9cm"/>
      <style:text-properties style:font-name="Courier New1" fo:font-size="22pt"/>
    </style:style>
    <style:style style:name="P45" style:family="paragraph">
      <style:paragraph-properties fo:margin-left="1.2cm" fo:margin-right="0cm" fo:margin-top="0cm" fo:margin-bottom="0cm" fo:text-indent="-0.9cm"/>
    </style:style>
    <style:style style:name="P46" style:family="paragraph">
      <loext:graphic-properties draw:fill="none" draw:fill-color="#ffffff"/>
      <style:paragraph-properties fo:margin-left="1.2cm" fo:margin-right="0cm" fo:text-indent="-0.9cm"/>
    </style:style>
    <style:style style:name="P47" style:family="paragraph">
      <style:paragraph-properties fo:margin-left="1.2cm" fo:margin-right="0cm" fo:text-align="start" fo:text-indent="-0.9cm"/>
    </style:style>
    <style:style style:name="P48" style:family="paragraph">
      <loext:graphic-properties draw:fill-color="#ffffff"/>
      <style:paragraph-properties fo:margin-left="1.2cm" fo:margin-right="0cm" fo:text-indent="-0.9cm"/>
      <style:text-properties style:font-name="Courier New1" fo:font-size="24pt"/>
    </style:style>
    <style:style style:name="T1" style:family="text">
      <style:text-properties fo:font-size="72pt"/>
    </style:style>
    <style:style style:name="T2" style:family="text">
      <style:text-properties fo:color="#ff9966" fo:font-size="48pt" fo:font-weight="bold"/>
    </style:style>
    <style:style style:name="T3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text-shadow="1pt 1pt" fo:font-weight="bold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bold" style:font-name-complex="Arial Unicode MS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style="normal" fo:font-weight="normal"/>
    </style:style>
    <style:style style:name="T10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style="normal" fo:font-weight="bold"/>
    </style:style>
    <style:style style:name="T12" style:family="text">
      <style:text-properties style:font-name="Courier New1"/>
    </style:style>
    <style:style style:name="T13" style:family="text">
      <style:text-properties fo:font-style="italic"/>
    </style:style>
    <style:style style:name="T14" style:family="text">
      <style:text-properties style:font-name="Courier New1" fo:font-weight="bold"/>
    </style:style>
    <style:style style:name="T15" style:family="text">
      <style:text-properties style:font-name="Courier New2" style:font-name-asian="Courier New2" style:font-name-complex="Courier New2"/>
    </style:style>
    <style:style style:name="T16" style:family="text">
      <style:text-properties style:font-name="Courier New2" fo:font-weight="bold" style:font-name-asian="Courier New2" style:font-name-complex="Courier New2"/>
    </style:style>
    <style:style style:name="T17" style:family="text">
      <style:text-properties style:font-name="Courier New1" fo:font-size="26pt" fo:font-weight="bold"/>
    </style:style>
    <style:style style:name="T18" style:family="text">
      <style:text-properties style:font-name="Courier New1" fo:font-size="26pt"/>
    </style:style>
    <style:style style:name="T19" style:family="text">
      <style:text-properties style:font-name="Courier New2" fo:font-size="26pt" style:font-name-asian="Courier New2" style:font-name-complex="Courier New2"/>
    </style:style>
    <style:style style:name="T20" style:family="text">
      <style:text-properties fo:font-size="26pt"/>
    </style:style>
    <style:style style:name="T21" style:family="text">
      <style:text-properties style:font-name="Courier New1" fo:font-size="28pt"/>
    </style:style>
    <style:style style:name="T22" style:family="text">
      <style:text-properties style:font-name="Courier New1" fo:font-size="28pt" fo:font-weight="bold"/>
    </style:style>
    <style:style style:name="T23" style:family="text">
      <style:text-properties fo:color="#ff0000" style:font-name="Courier New1" fo:font-size="28pt"/>
    </style:style>
    <style:style style:name="T24" style:family="text">
      <style:text-properties style:font-name="Courier New1" fo:font-size="28pt" fo:font-style="italic"/>
    </style:style>
    <style:style style:name="T25" style:family="text">
      <style:text-properties style:font-name="Courier New2" fo:font-size="28pt" style:font-name-asian="Courier New2" style:font-name-complex="Courier New2"/>
    </style:style>
    <style:style style:name="T26" style:family="text">
      <style:text-properties style:font-name="Courier New1" style:font-name-asian="DejaVu Sans1" style:font-name-complex="DejaVu Sans1"/>
    </style:style>
    <style:style style:name="T27" style:family="text">
      <style:text-properties style:font-name="Courier New1" fo:font-weight="bold" style:font-name-asian="DejaVu Sans1" style:font-name-complex="DejaVu Sans1"/>
    </style:style>
    <style:style style:name="T28" style:family="text">
      <style:text-properties style:font-name="Courier New1" style:font-name-asian="Courier New2" style:font-name-complex="Courier New2"/>
    </style:style>
    <style:style style:name="T29" style:family="text">
      <style:text-properties style:font-name="Courier New1" fo:font-weight="bold" style:font-name-asian="Courier New2" style:font-name-complex="Courier New2"/>
    </style:style>
    <style:style style:name="T30" style:family="text">
      <style:text-properties fo:color="#ffffff" fo:font-weight="bold"/>
    </style:style>
    <style:style style:name="T31" style:family="text">
      <style:text-properties fo:color="#00ff00" fo:font-weight="bold"/>
    </style:style>
    <style:style style:name="T32" style:family="text">
      <style:text-properties fo:color="#ffffff"/>
    </style:style>
    <style:style style:name="T33" style:family="text">
      <style:text-properties fo:color="#ffffff" fo:font-style="italic"/>
    </style:style>
    <style:style style:name="T34" style:family="text">
      <style:text-properties fo:font-size="32pt"/>
    </style:style>
    <style:style style:name="T35" style:family="text">
      <style:text-properties style:font-name="Courier New1" fo:font-size="24pt" fo:font-weight="bold"/>
    </style:style>
    <style:style style:name="T36" style:family="text">
      <style:text-properties fo:color="#ffffff" style:font-name="Courier New1" fo:font-size="24pt" fo:font-style="italic" fo:font-weight="bold"/>
    </style:style>
    <style:style style:name="T37" style:family="text">
      <style:text-properties fo:color="#ff9966" fo:font-size="32pt" fo:font-weight="bold"/>
    </style:style>
    <style:style style:name="T38" style:family="text">
      <style:text-properties fo:color="#ffffff" style:font-name="Courier New1" fo:font-size="24pt" fo:font-style="normal" fo:font-weight="bold"/>
    </style:style>
    <style:style style:name="T39" style:family="text">
      <style:text-properties fo:color="#ffffff" style:font-name="Courier New1" fo:font-size="24pt" fo:font-style="italic" fo:font-weight="normal"/>
    </style:style>
    <style:style style:name="T40" style:family="text">
      <style:text-properties fo:color="#ff9966" style:font-name="Courier New1" fo:font-size="24pt" fo:font-style="italic" fo:font-weight="bold"/>
    </style:style>
    <style:style style:name="T41" style:family="text">
      <style:text-properties fo:color="#ff0000" style:font-name="Courier New1" fo:font-size="24pt" fo:font-style="italic" fo:font-weight="bold"/>
    </style:style>
    <style:style style:name="T42" style:family="text">
      <style:text-properties fo:color="#ff9966" fo:font-size="24pt" fo:font-weight="normal"/>
    </style:style>
    <style:style style:name="T43" style:family="text">
      <style:text-properties fo:color="#ff9966" fo:font-size="24pt" fo:font-weight="bold"/>
    </style:style>
    <style:style style:name="T44" style:family="text">
      <style:text-properties fo:color="#ff0000" style:font-name="StarSymbol1" fo:font-size="24pt" fo:font-weight="bold" style:font-name-asian="StarSymbol1" style:font-name-complex="StarSymbol1"/>
    </style:style>
    <style:style style:name="T45" style:family="text">
      <style:text-properties fo:color="#ff9966" style:font-name="Albany2" fo:font-size="24pt" style:font-name-asian="OpenSymbol1" style:font-name-complex="OpenSymbol1"/>
    </style:style>
    <style:style style:name="T46" style:family="text">
      <style:text-properties fo:color="#ff9966" style:font-name="Albany2" fo:font-size="24pt" fo:font-weight="bold" style:font-name-asian="OpenSymbol1" style:font-weight-asian="bold" style:font-name-complex="OpenSymbol1" style:font-weight-complex="bold"/>
    </style:style>
    <style:style style:name="T47" style:family="text">
      <style:text-properties fo:color="#00ff00" style:font-name="StarSymbol1" fo:font-size="24pt" fo:font-weight="normal" style:font-name-asian="StarSymbol1" style:font-name-complex="StarSymbol1"/>
    </style:style>
    <style:style style:name="T48" style:family="text">
      <style:text-properties fo:color="#ff9966" style:font-name="Albany2" fo:font-size="24pt" fo:font-weight="normal" style:font-name-asian="StarSymbol1" style:font-name-complex="StarSymbol1"/>
    </style:style>
    <style:style style:name="T49" style:family="text">
      <style:text-properties fo:color="#ffffff" style:font-name="Courier New1" fo:font-style="normal" fo:font-weight="bold"/>
    </style:style>
    <style:style style:name="T50" style:family="text">
      <style:text-properties fo:color="#ffffff" style:font-name="Courier New1" fo:font-style="italic" fo:font-weight="normal"/>
    </style:style>
    <style:style style:name="T51" style:family="text">
      <style:text-properties fo:color="#ff9966" style:font-name="Courier New1" fo:font-style="italic" fo:font-weight="bold"/>
    </style:style>
    <style:style style:name="T52" style:family="text">
      <style:text-properties fo:color="#ffffff" style:font-name="Courier New1" fo:font-style="italic" fo:font-weight="bold"/>
    </style:style>
    <style:style style:name="T53" style:family="text">
      <style:text-properties fo:color="#ff9966" fo:font-weight="normal"/>
    </style:style>
    <style:style style:name="T54" style:family="text">
      <style:text-properties fo:color="#ff9966" fo:font-weight="bold"/>
    </style:style>
    <style:style style:name="T55" style:family="text">
      <style:text-properties fo:color="#00ff00" style:font-name="StarSymbol1" fo:font-weight="normal" style:font-name-asian="StarSymbol1" style:font-name-complex="StarSymbol1"/>
    </style:style>
    <style:style style:name="T56" style:family="text">
      <style:text-properties fo:color="#ff0000" style:font-name="StarSymbol1" fo:font-weight="bold" style:font-name-asian="StarSymbol1" style:font-name-complex="StarSymbol1"/>
    </style:style>
    <style:style style:name="T57" style:family="text">
      <style:text-properties fo:color="#ff9966" style:font-name="Albany2" fo:font-weight="normal" style:font-name-asian="StarSymbol1" style:font-name-complex="StarSymbol1"/>
    </style:style>
    <style:style style:name="T58" style:family="text">
      <style:text-properties fo:color="#ff9966" style:font-name="Albany2" fo:font-weight="bold" style:font-name-asian="StarSymbol1" style:font-name-complex="StarSymbol1"/>
    </style:style>
    <style:style style:name="T59" style:family="text">
      <style:text-properties fo:color="#ff0000" style:font-name="Courier New1" fo:font-style="italic" fo:font-weight="bold"/>
    </style:style>
    <style:style style:name="T60" style:family="text">
      <style:text-properties fo:color="#ff9966" style:font-name="Albany2" fo:font-size="24pt" fo:font-weight="bold" style:font-name-asian="StarSymbol1" style:font-name-complex="StarSymbol1"/>
    </style:style>
    <style:style style:name="T61" style:family="text">
      <style:text-properties style:font-name="Courier New1" fo:font-size="32pt" fo:font-weight="bold"/>
    </style:style>
    <style:style style:name="T62" style:family="text">
      <style:text-properties style:font-name="Courier New1" fo:font-size="32pt" fo:font-weight="normal"/>
    </style:style>
    <style:style style:name="T63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color="#ff9966" style:font-name="Courier New1" fo:font-size="24pt" fo:font-style="italic" fo:font-weight="normal"/>
    </style:style>
    <style:style style:name="T66" style:family="text">
      <style:text-properties fo:color="#ff9966" fo:font-size="18pt" fo:font-weight="normal"/>
    </style:style>
    <style:style style:name="T67" style:family="text">
      <style:text-properties fo:color="#ff9966" fo:font-size="18pt" fo:font-weight="bold"/>
    </style:style>
    <style:style style:name="T68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e6e6e6" style:text-outline="false" style:text-line-through-style="none" style:text-line-through-type="none" style:text-position="0% 100%" style:font-name="Courier New2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font-name="Courier New1" fo:font-size="26pt" style:font-name-asian="Courier New2" style:font-name-complex="Courier New2"/>
    </style:style>
    <style:style style:name="T73" style:family="text">
      <style:text-properties style:font-name="Courier New1" fo:font-size="22pt" fo:font-weight="bold"/>
    </style:style>
    <style:style style:name="T74" style:family="text">
      <style:text-properties style:font-name="Courier New1" fo:font-size="22pt" fo:font-weight="normal"/>
    </style:style>
    <style:style style:name="T75" style:family="text">
      <style:text-properties style:font-name="Courier New2" fo:font-size="22pt" fo:font-weight="normal" style:font-name-asian="Courier New2" style:font-name-complex="Courier New2"/>
    </style:style>
    <style:style style:name="T76" style:family="text">
      <style:text-properties style:font-name="Courier New2" fo:font-size="22pt" fo:font-weight="bold" style:font-name-asian="Courier New2" style:font-name-complex="Courier New2"/>
    </style:style>
    <style:style style:name="T77" style:family="text">
      <style:text-properties style:font-name="Courier New2" fo:font-size="22pt" style:font-name-asian="Courier New2" style:font-name-complex="Courier New2"/>
    </style:style>
    <style:style style:name="T78" style:family="text">
      <style:text-properties style:font-name="Courier New1" fo:font-size="22pt" fo:font-weight="bold" style:font-name-asian="Courier New2" style:font-name-complex="Courier New2"/>
    </style:style>
    <style:style style:name="T79" style:family="text">
      <style:text-properties style:font-name="Courier New1" fo:font-size="22pt"/>
    </style:style>
    <style:style style:name="T80" style:family="text">
      <style:text-properties fo:color="#ffffff" style:font-name="Courier New1" fo:font-size="22pt" fo:font-weight="bold"/>
    </style:style>
    <style:style style:name="T81" style:family="text">
      <style:text-properties fo:color="#ffffff" style:font-name="Courier New2" fo:font-size="22pt" style:font-name-asian="Courier New2" style:font-name-complex="Courier New2"/>
    </style:style>
    <style:style style:name="T82" style:family="text">
      <style:text-properties fo:color="#ffffff" style:font-name="Courier New1" fo:font-size="22pt"/>
    </style:style>
    <style:style style:name="T83" style:family="text">
      <style:text-properties fo:color="#ff0000" style:font-name="OpenSymbol1" fo:font-size="22pt" style:font-name-asian="OpenSymbol1" style:font-name-complex="OpenSymbol1"/>
    </style:style>
    <style:style style:name="T84" style:family="text">
      <style:text-properties style:font-name="Courier New1" fo:font-size="22pt" style:font-name-asian="OpenSymbol1" style:font-name-complex="OpenSymbol1"/>
    </style:style>
    <style:style style:name="T85" style:family="text">
      <style:text-properties style:font-name="Courier New1" fo:font-size="22pt" style:font-name-asian="StarSymbol1" style:font-name-complex="StarSymbol1"/>
    </style:style>
    <style:style style:name="T86" style:family="text">
      <style:text-properties fo:color="#ffffff" style:font-name="Courier New1" fo:font-size="22pt" fo:font-weight="bold" style:font-name-asian="StarSymbol1" style:font-name-complex="StarSymbol1"/>
    </style:style>
    <style:style style:name="T87" style:family="text">
      <style:text-properties style:font-name="Courier New1" fo:font-size="24pt" style:font-name-asian="StarSymbol1" style:font-name-complex="StarSymbol1"/>
    </style:style>
    <style:style style:name="T88" style:family="text">
      <style:text-properties fo:color="#ff0000" style:font-name="StarSymbol1" fo:font-size="22pt" style:font-name-asian="StarSymbol1" style:font-name-complex="StarSymbol1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4.469cm" svg:height="3.507cm" svg:x="1.5cm" svg:y="1.943cm" presentation:class="title" presentation:user-transformed="true">
          <draw:text-box draw:corner-radius="0.192cm">
            <text:p text:style-name="P1"><text:span text:style-name="T1">La STL</text:span></text:p>
          </draw:text-box>
        </draw:frame>
        <draw:frame presentation:style-name="pr2" draw:text-style-name="P4" draw:layer="layout" svg:width="24.368cm" svg:height="13.715cm" svg:x="2.058cm" svg:y="5.453cm" presentation:class="subtitle" presentation:user-transformed="true">
          <draw:text-box>
            <text:p text:style-name="P3"><text:span text:style-name="T2">Un concentré de sagesse et d'expérience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6" draw:layer="layout" svg:width="24.469cm" svg:height="3.507cm" svg:x="1.5cm" svg:y="1.943cm" presentation:class="title" presentation:user-transformed="true">
          <draw:text-box>
            <text:p text:style-name="P1">Travaillez en C(++)</text:p>
          </draw:text-box>
        </draw:frame>
        <draw:frame presentation:style-name="pr5" draw:text-style-name="P9" draw:layer="layout" svg:width="24.368cm" svg:height="13.715cm" svg:x="2.058cm" svg:y="5.453cm" presentation:class="outline" presentation:user-transformed="true">
          <draw:text-box>
            <text:p text:style-name="P7">Tableaux extensibles</text:p>
            <text:p text:style-name="P7">Listes liées</text:p>
            <text:p text:style-name="P7">Tableaux associatifs</text:p>
            <text:p text:style-name="P7">chaînes de caractère</text:p>
            <text:p text:style-name="P7">Queues, piles, ...</text:p>
            <text:p text:style-name="P8"><text:span text:style-name="T3">... avec les performances du C</text:span></text:p>
            <text:p text:style-name="P8"><text:span text:style-name="T3">... sans les complications du C++</text:span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6" draw:layer="layout" svg:width="24.469cm" svg:height="3.507cm" svg:x="1.5cm" svg:y="1.943cm" presentation:class="title" presentation:user-transformed="true">
          <draw:text-box>
            <text:p text:style-name="P1">Des conteneurs pour les données</text:p>
          </draw:text-box>
        </draw:frame>
        <draw:frame presentation:style-name="pr7" draw:text-style-name="P11" draw:layer="layout" svg:width="23.384cm" svg:height="13.854cm" svg:x="2.585cm" svg:y="5.838cm" presentation:class="outline" presentation:user-transformed="true">
          <draw:text-box>
            <text:p text:style-name="P10"><text:span text:style-name="T4">templates </text:span>= On ne mélange pas les torchons et les serviettes</text:p>
            <text:p text:style-name="P10"><text:span text:style-name="T5">Allocation mémoire</text:span> = Déjà prise en charge</text:p>
            <text:p text:style-name="P10"><text:span text:style-name="T5">Interface</text:span> = Grande cohérence</text:p>
            <text:p text:style-name="P10"><text:span text:style-name="T5">Itérateurs</text:span> = Masquer la complexité interne</text:p>
            <text:p text:style-name="P10"><text:span text:style-name="T5">Algorithmes</text:span> = Fonctions appliquées sur tout le conteneur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8" draw:text-style-name="P6" draw:layer="layout" svg:width="24.469cm" svg:height="3.507cm" svg:x="1.5cm" svg:y="1.943cm" presentation:class="title" presentation:user-transformed="true">
          <draw:text-box>
            <text:p text:style-name="P1">Les conteneurs généraux</text:p>
          </draw:text-box>
        </draw:frame>
        <draw:frame presentation:style-name="pr9" draw:text-style-name="P11" draw:layer="layout" svg:width="23.384cm" svg:height="13.231cm" svg:x="2.585cm" svg:y="5.838cm" presentation:class="outline" presentation:user-transformed="true">
          <draw:text-box>
            <text:p text:style-name="P12"><text:span text:style-name="T5">Séquentiels</text:span> = Le programmeur décide de l'ordre des éléments</text:p>
            <text:p text:style-name="P13"><text:span text:style-name="T6">Array, vector, list, deque, queue, stack</text:span></text:p>
            <text:p text:style-name="P14"><text:span text:style-name="T7">Associatifs</text:span> = La bibliothèque décide de l'ordre, mais on peut récupérer les données très rapidement</text:p>
            <text:p text:style-name="P13"><text:span text:style-name="T8">Ordonné :</text:span><text:span text:style-name="T6"> <text:s text:c="7"/>(multi)map, (multi)set, </text:span></text:p>
            <text:p text:style-name="P13"><text:span text:style-name="T8">Non ordonné :</text:span><text:span text:style-name="T6"> unordered(multi)map,</text:span><text:span text:style-name="T6"><text:line-break/></text:span><text:span text:style-name="T6"> <text:s text:c="21"/>unordered_(mulit)set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text-style-name="P6" draw:layer="layout" svg:width="24.469cm" svg:height="3.507cm" svg:x="1.501cm" svg:y="1.943cm" presentation:class="title" presentation:user-transformed="true">
          <draw:text-box>
            <text:p text:style-name="P1">Conteneur de quoi ?</text:p>
          </draw:text-box>
        </draw:frame>
        <draw:frame presentation:style-name="pr11" draw:text-style-name="P15" draw:layer="layout" svg:width="23.384cm" svg:height="13.231cm" svg:x="2.586cm" svg:y="5.838cm" presentation:class="outline" presentation:user-transformed="true">
          <draw:text-box>
            <text:p text:style-name="P12"><text:span text:style-name="T9">D'objets dont le type dispose de:</text:span></text:p>
            <text:p text:style-name="P13"><text:span text:style-name="T10">operator=</text:span><text:span text:style-name="T3"> </text:span></text:p>
            <text:p text:style-name="P13"><text:span text:style-name="T10">operator==</text:span></text:p>
            <text:p text:style-name="P13"><text:span text:style-name="T10"/></text:p>
            <text:p text:style-name="P14"><text:span text:style-name="T9">Conteneur ordonné: la clé doit avoir:</text:span></text:p>
            <text:p text:style-name="P13"><text:span text:style-name="T10">operator&lt;</text:span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3" draw:text-style-name="P6" draw:layer="layout" svg:width="24.469cm" svg:height="3.507cm" svg:x="1.5cm" svg:y="1.943cm" presentation:class="title" presentation:user-transformed="true">
          <draw:text-box>
            <text:p text:style-name="P17">Les conteneurs spécialisés</text:p>
          </draw:text-box>
        </draw:frame>
        <draw:frame presentation:style-name="pr5" draw:text-style-name="P9" draw:layer="layout" svg:width="24.368cm" svg:height="13.715cm" svg:x="2.058cm" svg:y="5.453cm" presentation:class="outline" presentation:user-transformed="true">
          <draw:text-box>
            <text:p text:style-name="P7"><text:span text:style-name="T5">(w)string</text:span> = Les chaînes de caractères ascii ou unicode (on oublie <text:span text:style-name="T12">strcmp</text:span> etc., <text:span text:style-name="T13">on n'oublie pas</text:span> <text:span text:style-name="T12">char*</text:span>)</text:p>
            <text:p text:style-name="P7"><text:span text:style-name="T5">bitset</text:span> = Tableau de booléens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4" draw:text-style-name="P6" draw:layer="layout" svg:width="24.469cm" svg:height="3.507cm" svg:x="1.5cm" svg:y="1.943cm" presentation:class="title" presentation:user-transformed="true">
          <draw:text-box>
            <text:p text:style-name="P1">string</text:p>
          </draw:text-box>
        </draw:frame>
        <draw:frame presentation:style-name="pr15" draw:text-style-name="P11" draw:layer="layout" svg:width="23.384cm" svg:height="15.551cm" svg:x="2.585cm" svg:y="5.449cm" presentation:class="outline" presentation:user-transformed="true">
          <draw:text-box>
            <text:p text:style-name="P10"><text:span text:style-name="T12">string hello </text:span><text:span text:style-name="T14">=</text:span><text:span text:style-name="T12"> </text:span><text:span text:style-name="T15">"</text:span><text:span text:style-name="T12">bonjour </text:span><text:span text:style-name="T15">"</text:span><text:span text:style-name="T12">;</text:span></text:p>
            <text:p text:style-name="P10"><text:span text:style-name="T12">string amis <text:s/></text:span><text:span text:style-name="T14">=</text:span><text:span text:style-name="T12"> </text:span><text:span text:style-name="T15">"les amis"</text:span><text:span text:style-name="T12">;</text:span></text:p>
            <text:p text:style-name="P10"><text:span text:style-name="T12">string bye <text:s text:c="2"/></text:span><text:span text:style-name="T14">=</text:span><text:span text:style-name="T12"> </text:span><text:span text:style-name="T15">"</text:span><text:span text:style-name="T12">bye bye</text:span><text:span text:style-name="T15">";</text:span></text:p>
            <text:p text:style-name="P10"><text:span text:style-name="T15">string P1 </text:span><text:span text:style-name="T16">=</text:span><text:span text:style-name="T15"> hello </text:span><text:span text:style-name="T16">+</text:span><text:span text:style-name="T15"> amis;</text:span></text:p>
            <text:p text:style-name="P10"><text:span text:style-name="T15">string P2 </text:span><text:span text:style-name="T16">=</text:span><text:span text:style-name="T15"> bye;</text:span></text:p>
            <text:p text:style-name="P10"><text:span text:style-name="T15">P2 </text:span><text:span text:style-name="T16">+=</text:span><text:span text:style-name="T15"> amis;</text:span></text:p>
            <text:p text:style-name="P10"><text:span text:style-name="T12">cout </text:span><text:span text:style-name="T14">&lt;&lt;</text:span><text:span text:style-name="T12"> P1 </text:span><text:span text:style-name="T14">&lt;&lt;</text:span><text:span text:style-name="T12"> '\n';</text:span></text:p>
            <text:p text:style-name="P10"><text:span text:style-name="T12">cout </text:span><text:span text:style-name="T14">&lt;&lt;</text:span><text:span text:style-name="T12"> P2 </text:span><text:span text:style-name="T14">&lt;&lt;</text:span><text:span text:style-name="T12"> '\n';</text:span></text:p>
            <text:p text:style-name="P10"/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string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12">cout &lt;&lt; hello[3] &lt;&lt; '\n';</text:span></text:p>
            <text:p text:style-name="P7"><text:span text:style-name="T12">int l = hello.length();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20">string: la famille find</text:p>
          </draw:text-box>
        </draw:frame>
        <draw:frame presentation:style-name="pr17" draw:text-style-name="P21" draw:layer="layout" svg:width="26.5cm" svg:height="13.715cm" svg:x="1cm" svg:y="5.453cm" presentation:class="outline" presentation:user-transformed="true">
          <draw:text-box>
            <text:p text:style-name="P7"><text:span text:style-name="T17">string::size_type</text:span><text:span text:style-name="T18"> p1 = hello.</text:span><text:span text:style-name="T17">find</text:span><text:span text:style-name="T18">('o');</text:span></text:p>
            <text:p text:style-name="P7"><text:span text:style-name="T17">string::size_type</text:span><text:span text:style-name="T18"> p2 = hello.</text:span><text:span text:style-name="T17">find</text:span><text:span text:style-name="T18">('o',p1+1);</text:span></text:p>
            <text:p text:style-name="P7"><text:span text:style-name="T18">if (hello.</text:span><text:span text:style-name="T17">find</text:span><text:span text:style-name="T18">('z') == </text:span><text:span text:style-name="T17">string::npos</text:span><text:span text:style-name="T18">)</text:span></text:p>
            <text:p text:style-name="P7"><text:span text:style-name="T18"><text:s text:c="3"/></text:span><text:span text:style-name="T18">cout &lt;&lt; </text:span><text:span text:style-name="T19">"</text:span><text:span text:style-name="T18">Pas de z\n</text:span><text:span text:style-name="T19">"</text:span><text:span text:style-name="T18">;</text:span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string: substr, erase, insert</text:p>
          </draw:text-box>
        </draw:frame>
        <draw:frame presentation:style-name="pr17" draw:text-style-name="P9" draw:layer="layout" svg:width="24.368cm" svg:height="13.715cm" svg:x="2.058cm" svg:y="5.453cm" presentation:class="outline" presentation:user-transformed="true">
          <draw:text-box>
            <text:p text:style-name="P7"><text:span text:style-name="T21">string h1 = hello.</text:span><text:span text:style-name="T22">substr</text:span><text:span text:style-name="T21">(3,4);</text:span><text:span text:style-name="T23">// jour</text:span></text:p>
            <text:p text:style-name="P22"><text:span text:style-name="T21">/* </text:span><text:span text:style-name="T24">(hello n'est pas modifié)</text:span><text:span text:style-name="T21"> */</text:span></text:p>
            <text:p text:style-name="P7"><text:span text:style-name="T21"/></text:p>
            <text:p text:style-name="P7"><text:span text:style-name="T21">hello.</text:span><text:span text:style-name="T22">erase</text:span><text:span text:style-name="T21">(3,3); <text:s text:c="12"/></text:span><text:span text:style-name="T23">// bonr</text:span></text:p>
            <text:p text:style-name="P22"><text:span text:style-name="T21">/* </text:span><text:span text:style-name="T24">(hello est modifié)</text:span><text:span text:style-name="T21"> */</text:span></text:p>
            <text:p text:style-name="P7"><text:span text:style-name="T21"/></text:p>
            <text:p text:style-name="P7"><text:span text:style-name="T21">hello.</text:span><text:span text:style-name="T22">insert</text:span><text:span text:style-name="T21">(3,</text:span><text:span text:style-name="T25">"</text:span><text:span text:style-name="T21">heu</text:span><text:span text:style-name="T25">"</text:span><text:span text:style-name="T21">); <text:s text:c="7"/></text:span><text:span text:style-name="T23">// bonheur</text:span></text:p>
            <text:p text:style-name="P22"><text:span text:style-name="T21">/* </text:span><text:span text:style-name="T24">(hello est modifié)</text:span><text:span text:style-name="T21"> */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string et char *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12">string hello = </text:span><text:span text:style-name="T26">"</text:span><text:span text:style-name="T12">bonjour</text:span><text:span text:style-name="T26">";</text:span></text:p>
            <text:p text:style-name="P7"><text:span text:style-name="T26">string p <text:s text:c="4"/>=</text:span><text:span text:style-name="T27">(string)</text:span><text:span text:style-name="T26">"bonjour " </text:span><text:span text:style-name="T27">+</text:span><text:span text:style-name="T26"><text:line-break/></text:span><text:span text:style-name="T26"> <text:s text:c="12"/></text:span><text:span text:style-name="T27">(string)</text:span><text:span text:style-name="T26">" les amis";</text:span></text:p>
            <text:p text:style-name="P7"><text:span text:style-name="T26"/></text:p>
            <text:p text:style-name="P7"><text:span text:style-name="T27">const char*</text:span><text:span text:style-name="T26"> phrase = p.</text:span><text:span text:style-name="T27">c_str()</text:span><text:span text:style-name="T26">;</text:span></text:p>
            <text:p text:style-name="P7"><text:span text:style-name="T26">printf(</text:span><text:span text:style-name="T15">"</text:span><text:span text:style-name="T26">%s\n</text:span><text:span text:style-name="T15">"</text:span><text:span text:style-name="T28">,p.</text:span><text:span text:style-name="T29">c_str()</text:span><text:span text:style-name="T28">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20">Vecteurs et listes</text:p>
          </draw:text-box>
        </draw:frame>
        <draw:frame presentation:style-name="pr18" draw:text-style-name="P19" draw:layer="layout" svg:width="24.368cm" svg:height="13.797cm" svg:x="2.058cm" svg:y="5.453cm" presentation:class="outline" presentation:user-transformed="true">
          <draw:text-box>
            <text:p text:style-name="P7"><text:span text:style-name="T12">vector&lt;int&gt; V1;</text:span></text:p>
            <text:p text:style-name="P7"><text:span text:style-name="T12">list&lt;int&gt; L1;</text:span></text:p>
            <text:p text:style-name="P7"><text:span text:style-name="T12"/></text:p>
            <text:p text:style-name="P7"><text:span text:style-name="T12">for (int i=0; i&lt;10; i+) {</text:span></text:p>
            <text:p text:style-name="P7"><text:span text:style-name="T12"><text:s text:c="4"/></text:span><text:span text:style-name="T12">V1.</text:span><text:span text:style-name="T14">push_back</text:span><text:span text:style-name="T12">(i);</text:span></text:p>
            <text:p text:style-name="P7"><text:span text:style-name="T12"><text:s text:c="4"/></text:span><text:span text:style-name="T12">L1.</text:span><text:span text:style-name="T14">push_back</text:span><text:span text:style-name="T12">(i);</text:span></text:p>
            <text:p text:style-name="P7"><text:span text:style-name="T12">}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9" draw:text-style-name="P23" draw:layer="layout" svg:width="23.911cm" svg:height="3.507cm" svg:x="2.058cm" svg:y="0.784cm" presentation:class="title">
          <draw:text-box>
            <text:p text:style-name="P18">5 types d'itérateurs</text:p>
          </draw:text-box>
        </draw:frame>
        <draw:frame draw:style-name="gr2" draw:text-style-name="P25" xml:id="id5" draw:id="id5" draw:layer="layout" svg:width="7.5cm" svg:height="2.959cm" svg:x="3.5cm" svg:y="4.041cm">
          <draw:text-box>
            <text:p text:style-name="P18"><text:span text:style-name="T30">Input</text:span></text:p>
            <text:p text:style-name="P24"><text:span text:style-name="T31">*</text:span><text:span text:style-name="T32"> Je lis </text:span><text:span text:style-name="T33">(une fois)</text:span></text:p>
            <text:p text:style-name="P24"><text:span text:style-name="T31">++</text:span><text:span text:style-name="T32"> j'avance</text:span></text:p>
          </draw:text-box>
        </draw:frame>
        <draw:frame draw:style-name="gr3" draw:text-style-name="P25" xml:id="id3" draw:id="id3" draw:layer="layout" svg:width="13.5cm" svg:height="1.973cm" svg:x="8cm" svg:y="7.527cm">
          <draw:text-box>
            <text:p text:style-name="P18"><text:span text:style-name="T30">Forward</text:span></text:p>
            <text:p text:style-name="P24"><text:span text:style-name="T31"><text:s text:c="2"/></text:span><text:span text:style-name="T31">*</text:span><text:span text:style-name="T32"> Je lis, j'écris </text:span><text:span text:style-name="T33">(plusieurs fois)</text:span></text:p>
          </draw:text-box>
        </draw:frame>
        <draw:frame draw:style-name="gr2" draw:text-style-name="P25" xml:id="id4" draw:id="id4" draw:layer="layout" svg:width="7.5cm" svg:height="2.959cm" svg:x="17.5cm" svg:y="4.041cm">
          <draw:text-box>
            <text:p text:style-name="P18"><text:span text:style-name="T30">Output</text:span></text:p>
            <text:p text:style-name="P24"><text:span text:style-name="T31">*</text:span><text:span text:style-name="T32"> J'écris </text:span><text:span text:style-name="T33">(une fois)</text:span></text:p>
            <text:p text:style-name="P24"><text:span text:style-name="T31">++</text:span><text:span text:style-name="T32"> j'avance</text:span></text:p>
          </draw:text-box>
        </draw:frame>
        <draw:frame draw:style-name="gr3" draw:text-style-name="P25" xml:id="id2" draw:id="id2" draw:layer="layout" svg:width="8.5cm" svg:height="1.973cm" svg:x="10cm" svg:y="10.541cm">
          <draw:text-box>
            <text:p text:style-name="P18"><text:span text:style-name="T30"><text:s text:c="2"/></text:span><text:span text:style-name="T30">Bidirectionnels</text:span></text:p>
            <text:p text:style-name="P24"><text:span text:style-name="T31"><text:s text:c="2"/></text:span><text:span text:style-name="T31">-- </text:span><text:span text:style-name="T32">Je recule</text:span></text:p>
          </draw:text-box>
        </draw:frame>
        <draw:frame draw:style-name="gr3" draw:text-style-name="P25" xml:id="id1" draw:id="id1" draw:layer="layout" svg:width="10cm" svg:height="1.973cm" svg:x="8.5cm" svg:y="13.541cm">
          <draw:text-box>
            <text:p text:style-name="P18"><text:span text:style-name="T30">Random</text:span></text:p>
            <text:p text:style-name="P18"><text:span text:style-name="T31">+ -</text:span><text:span text:style-name="T32"> Calcul d'adresses</text:span></text:p>
          </draw:text-box>
        </draw:frame>
        <draw:frame presentation:style-name="pr19" draw:text-style-name="P26" draw:layer="layout" svg:width="23.911cm" svg:height="3.507cm" svg:x="1.961cm" svg:y="16.537cm" presentation:class="title" presentation:user-transformed="true">
          <draw:text-box>
            <text:p text:style-name="P18"><text:span text:style-name="T34">Qui peut le plus peut le moins</text:span></text:p>
          </draw:text-box>
        </draw:frame>
        <draw:connector draw:style-name="gr4" draw:layer="layout" draw:type="curve" draw:line-skew="3.063cm" svg:x1="18.5cm" svg:y1="14.527cm" svg:x2="18.5cm" svg:y2="11.527cm" draw:start-shape="id1" draw:start-glue-point="1" draw:end-shape="id2" svg:d="M18500 14527c5344 0 5344-3000 0-3000" svg:viewBox="0 0 4009 3001">
          <text:p/>
        </draw:connector>
        <draw:connector draw:style-name="gr5" draw:layer="layout" draw:type="curve" draw:line-skew="-1.75cm" svg:x1="8cm" svg:y1="8.513cm" svg:x2="10cm" svg:y2="11.527cm" draw:start-shape="id3" draw:end-shape="id2" draw:end-glue-point="3" svg:d="M8000 8513c-3375 0-4375 3014 2000 3014" svg:viewBox="0 0 4667 3015">
          <text:p/>
        </draw:connector>
        <draw:connector draw:style-name="gr4" draw:layer="layout" draw:type="curve" svg:x1="14.75cm" svg:y1="7.527cm" svg:x2="17.5cm" svg:y2="5.52cm" draw:start-shape="id3" draw:start-glue-point="0" draw:end-shape="id4" draw:end-glue-point="3" svg:d="M14750 7527c0-1338 916-2007 2750-2007" svg:viewBox="0 0 2751 2008">
          <text:p/>
        </draw:connector>
        <draw:connector draw:style-name="gr4" draw:layer="layout" draw:type="curve" svg:x1="14.75cm" svg:y1="7.527cm" svg:x2="11cm" svg:y2="5.52cm" draw:start-shape="id3" draw:start-glue-point="0" draw:end-shape="id5" draw:end-glue-point="1" svg:d="M14750 7527c0-1338-1250-2007-3750-2007" svg:viewBox="0 0 3751 2008">
          <text:p/>
        </draw:connecto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4 variantes d'itérateurs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35">vector&lt;float&gt; V;</text:span></text:p>
            <text:p text:style-name="P7"><text:span text:style-name="T35"/></text:p>
            <text:p text:style-name="P7"><text:span text:style-name="T35">vector&lt;float&gt;::iterator i;</text:span></text:p>
            <text:p text:style-name="P7"><text:span text:style-name="T35">vector&lt;float&gt;::const_iterator ci;</text:span></text:p>
            <text:p text:style-name="P7"><text:span text:style-name="T35">vector&lt;float&gt;::reverse_iterator ri;</text:span></text:p>
            <text:p text:style-name="P7"><text:span text:style-name="T35">vector&lt;float&gt;::const_reverse_iterator cri;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Intervalles: semi-ouverts</text:p>
          </draw:text-box>
        </draw:frame>
        <draw:g>
          <draw:custom-shape draw:style-name="gr6" draw:text-style-name="P27" draw:layer="layout" svg:width="12cm" svg:height="2cm" svg:x="8cm" svg:y="9cm">
            <text:p text:style-name="P20"/>
            <draw:enhanced-geometry svg:viewBox="0 0 21600 21600" draw:type="rectangle" draw:enhanced-path="M 0 0 L 21600 0 21600 21600 0 21600 0 0 Z N"/>
          </draw:custom-shape>
          <draw:line draw:style-name="gr7" draw:text-style-name="P28" draw:layer="layout" svg:x1="10cm" svg:y1="9cm" svg:x2="10cm" svg:y2="11cm">
            <text:p/>
          </draw:line>
          <draw:line draw:style-name="gr7" draw:text-style-name="P28" draw:layer="layout" svg:x1="12cm" svg:y1="9cm" svg:x2="12cm" svg:y2="11cm">
            <text:p/>
          </draw:line>
          <draw:line draw:style-name="gr7" draw:text-style-name="P28" draw:layer="layout" svg:x1="14cm" svg:y1="9cm" svg:x2="14cm" svg:y2="11cm">
            <text:p/>
          </draw:line>
          <draw:line draw:style-name="gr7" draw:text-style-name="P28" draw:layer="layout" svg:x1="16cm" svg:y1="9cm" svg:x2="16cm" svg:y2="11cm">
            <text:p/>
          </draw:line>
          <draw:line draw:style-name="gr7" draw:text-style-name="P28" draw:layer="layout" svg:x1="18cm" svg:y1="9cm" svg:x2="18cm" svg:y2="11cm">
            <text:p/>
          </draw:line>
        </draw:g>
        <draw:frame draw:style-name="gr8" draw:text-style-name="P29" draw:layer="layout" svg:width="2.542cm" svg:height="0.966cm" svg:x="7.958cm" svg:y="5.5cm">
          <draw:text-box>
            <text:p text:style-name="P20"><text:span text:style-name="T36">begin</text:span></text:p>
          </draw:text-box>
        </draw:frame>
        <draw:line draw:style-name="gr9" draw:text-style-name="P28" draw:layer="layout" svg:x1="9cm" svg:y1="6.5cm" svg:x2="9cm" svg:y2="9cm">
          <text:p/>
        </draw:line>
        <draw:line draw:style-name="gr10" draw:text-style-name="P28" draw:layer="layout" svg:x1="21.076cm" svg:y1="6.613cm" svg:x2="21.076cm" svg:y2="9.113cm">
          <text:p/>
        </draw:line>
        <draw:frame draw:style-name="gr11" draw:text-style-name="P29" draw:layer="layout" svg:width="1.526cm" svg:height="0.966cm" svg:x="20.474cm" svg:y="5.5cm">
          <draw:text-box>
            <text:p text:style-name="P20"><text:span text:style-name="T36">end</text:span></text:p>
          </draw:text-box>
        </draw:frame>
        <draw:line draw:style-name="gr12" draw:layer="layout" svg:x1="11cm" svg:y1="6cm" svg:x2="19.5cm" svg:y2="6cm">
          <text:p/>
        </draw:line>
        <draw:frame draw:style-name="gr13" draw:text-style-name="P29" draw:layer="layout" svg:width="3.05cm" svg:height="0.966cm" svg:x="17.95cm" svg:y="14cm">
          <draw:text-box>
            <text:p text:style-name="P20"><text:span text:style-name="T36">rbegin</text:span></text:p>
          </draw:text-box>
        </draw:frame>
        <draw:frame draw:style-name="gr14" draw:text-style-name="P29" draw:layer="layout" svg:width="2.034cm" svg:height="0.966cm" svg:x="5.958cm" svg:y="14.038cm">
          <draw:text-box>
            <text:p text:style-name="P20"><text:span text:style-name="T36">rend</text:span></text:p>
          </draw:text-box>
        </draw:frame>
        <draw:line draw:style-name="gr9" draw:text-style-name="P28" draw:layer="layout" svg:x1="19cm" svg:y1="11cm" svg:x2="19cm" svg:y2="13.5cm">
          <text:p/>
        </draw:line>
        <draw:line draw:style-name="gr10" draw:text-style-name="P28" draw:layer="layout" svg:x1="7cm" svg:y1="11cm" svg:x2="7cm" svg:y2="13.5cm">
          <text:p/>
        </draw:line>
        <draw:line draw:style-name="gr15" draw:layer="layout" svg:x1="9cm" svg:y1="14.5cm" svg:x2="17.5cm" svg:y2="14.5cm">
          <text:p/>
        </draw:line>
        <draw:frame draw:style-name="gr16" draw:text-style-name="P30" draw:layer="layout" svg:width="16.051cm" svg:height="1.318cm" svg:x="5.507cm" svg:y="17.432cm">
          <draw:text-box>
            <text:p text:style-name="P20"><text:span text:style-name="T37">[ Itérateur1, <text:s/>Itérateur2 [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Balayer un conteneur</text:p>
          </draw:text-box>
        </draw:frame>
        <draw:frame presentation:style-name="pr17" draw:text-style-name="P31" draw:layer="layout" svg:width="24.368cm" svg:height="13.715cm" svg:x="2.058cm" svg:y="5.453cm" presentation:class="outline" presentation:user-transformed="true">
          <draw:text-box>
            <text:p text:style-name="P7"><text:span text:style-name="T18">conteneur&lt;float&gt; C;</text:span></text:p>
            <text:p text:style-name="P7"><text:span text:style-name="T18">conteneur&lt;float&gt;::iterator </text:span><text:span text:style-name="T17">i</text:span><text:span text:style-name="T18">;</text:span></text:p>
            <text:p text:style-name="P7"><text:span text:style-name="T18">conteneur&lt;float&gt;::reverse_iterator </text:span><text:span text:style-name="T17">i</text:span><text:span text:style-name="T18">;</text:span></text:p>
            <text:p text:style-name="P7"><text:span text:style-name="T18">for (</text:span><text:span text:style-name="T17">i=C.begin(); i!=C.end(); ++i</text:span><text:span text:style-name="T18">){</text:span></text:p>
            <text:p text:style-name="P7"><text:span text:style-name="T18"><text:s text:c="3"/></text:span><text:span text:style-name="T18">... </text:span><text:span text:style-name="T17">*i</text:span><text:span text:style-name="T18"> <text:s/>...</text:span></text:p>
            <text:p text:style-name="P7"><text:span text:style-name="T18">}</text:span></text:p>
            <text:p text:style-name="P7"><text:span text:style-name="T18">for (</text:span><text:span text:style-name="T17">i=C.rbegin(); i!=C.rend(); ++i</text:span><text:span text:style-name="T18">){</text:span></text:p>
            <text:p text:style-name="P7"><text:span text:style-name="T18"><text:s text:c="3"/></text:span><text:span text:style-name="T18">... </text:span><text:span text:style-name="T17">*i</text:span><text:span text:style-name="T18"> <text:s/>...</text:span></text:p>
            <text:p text:style-name="P7"><text:span text:style-name="T18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6" draw:text-style-name="P23" draw:layer="layout" svg:width="23.911cm" svg:height="3.507cm" svg:x="2.058cm" svg:y="0.784cm" presentation:class="title">
          <draw:text-box>
            <text:p text:style-name="P18">array (C++11)</text:p>
          </draw:text-box>
        </draw:frame>
        <draw:frame draw:style-name="gr17" draw:text-style-name="P32" draw:layer="layout" svg:width="11.686cm" svg:height="4.384cm" svg:x="1.5cm" svg:y="14.5cm">
          <draw:text-box>
            <text:p text:style-name="P18"><text:span text:style-name="T38">TOUS</text:span></text:p>
            <text:p text:style-name="P20"><text:span text:style-name="T39"><text:s/></text:span><text:span text:style-name="T39">fill <text:s/>size <text:s text:c="4"/>= <text:s text:c="3"/>==</text:span></text:p>
            <text:p text:style-name="P20"><text:span text:style-name="T39"><text:s text:c="7"/></text:span><text:span text:style-name="T39">max_size swap !=</text:span></text:p>
            <text:p text:style-name="P20"><text:span text:style-name="T39"><text:s/></text:span><text:span text:style-name="T39">data <text:s/>empty</text:span></text:p>
          </draw:text-box>
        </draw:frame>
        <draw:custom-shape draw:style-name="gr6" draw:text-style-name="P27" draw:layer="layout" svg:width="1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cm" svg:y1="6cm" svg:x2="5cm" svg:y2="8cm">
          <text:p/>
        </draw:line>
        <draw:line draw:style-name="gr7" draw:text-style-name="P28" draw:layer="layout" svg:x1="7cm" svg:y1="6cm" svg:x2="7cm" svg:y2="8cm">
          <text:p/>
        </draw:line>
        <draw:line draw:style-name="gr7" draw:text-style-name="P28" draw:layer="layout" svg:x1="9cm" svg:y1="6cm" svg:x2="9cm" svg:y2="8cm">
          <text:p/>
        </draw:line>
        <draw:line draw:style-name="gr7" draw:text-style-name="P28" draw:layer="layout" svg:x1="11cm" svg:y1="6cm" svg:x2="11cm" svg:y2="8cm">
          <text:p/>
        </draw:line>
        <draw:line draw:style-name="gr7" draw:text-style-name="P28" draw:layer="layout" svg:x1="13cm" svg:y1="6cm" svg:x2="13cm" svg:y2="8cm">
          <text:p/>
        </draw:line>
        <draw:frame draw:style-name="gr18" draw:text-style-name="P33" draw:layer="layout" svg:width="1.018cm" svg:height="2cm" svg:x="7.5cm" svg:y="10cm">
          <draw:text-box>
            <text:p text:style-name="P20"><text:span text:style-name="T40">[]</text:span></text:p>
            <text:p text:style-name="P20"><text:span text:style-name="T40">at</text:span></text:p>
          </draw:text-box>
        </draw:frame>
        <draw:frame draw:style-name="gr19" draw:text-style-name="P33" draw:layer="layout" svg:width="2.542cm" svg:height="0.966cm" svg:x="2.5cm" svg:y="10cm">
          <draw:text-box>
            <text:p text:style-name="P20"><text:span text:style-name="T40">front</text:span></text:p>
          </draw:text-box>
        </draw:frame>
        <draw:frame draw:style-name="gr20" draw:text-style-name="P33" draw:layer="layout" svg:width="2.034cm" svg:height="0.966cm" svg:x="13cm" svg:y="10.038cm">
          <draw:text-box>
            <text:p text:style-name="P20"><text:span text:style-name="T40">back</text:span></text:p>
          </draw:text-box>
        </draw:frame>
        <draw:line draw:style-name="gr21" draw:text-style-name="P28" draw:layer="layout" svg:x1="14cm" svg:y1="8cm" svg:x2="14cm" svg:y2="10cm">
          <text:p/>
        </draw:line>
        <draw:line draw:style-name="gr22" draw:text-style-name="P28" draw:layer="layout" svg:x1="8cm" svg:y1="10cm" svg:x2="8cm" svg:y2="8cm">
          <text:p/>
        </draw:line>
        <draw:frame draw:style-name="gr23" draw:text-style-name="P34" draw:layer="layout" svg:width="4.066cm" svg:height="3.861cm" svg:x="22.434cm" svg:y="15.5cm">
          <draw:text-box>
            <text:p text:style-name="P20"><text:span text:style-name="T40">resize</text:span></text:p>
            <text:p text:style-name="P20"><text:span text:style-name="T40">capacity</text:span></text:p>
            <text:p text:style-name="P20"><text:span text:style-name="T40">reserve</text:span></text:p>
            <text:p text:style-name="P20"><text:span text:style-name="T41"/></text:p>
          </draw:text-box>
        </draw:frame>
        <draw:frame draw:style-name="gr24" draw:text-style-name="P32" draw:layer="layout" svg:width="5.59cm" svg:height="4.384cm" svg:x="16cm" svg:y="14.616cm">
          <draw:text-box>
            <text:p text:style-name="P18"><text:span text:style-name="T38">SEQUENTIELS</text:span></text:p>
            <text:p text:style-name="P20"><text:span text:style-name="T36"/></text:p>
            <text:p text:style-name="P20"><text:span text:style-name="T39">assign</text:span><text:span text:style-name="T36"> </text:span></text:p>
          </draw:text-box>
        </draw:frame>
        <draw:line draw:style-name="gr21" draw:text-style-name="P28" draw:layer="layout" svg:x1="4cm" svg:y1="8cm" svg:x2="4cm" svg:y2="10cm">
          <text:p/>
        </draw:line>
        <draw:frame draw:style-name="gr25" draw:text-style-name="P35" draw:layer="layout" svg:width="10.422cm" svg:height="4.931cm" svg:x="17.578cm" svg:y="4cm">
          <draw:text-box>
            <text:p text:style-name="P18"><text:span text:style-name="T42">Itérateur</text:span><text:span text:style-name="T43"> random</text:span></text:p>
            <text:p text:style-name="P18"><text:span text:style-name="T43"/></text:p>
            <text:p text:style-name="P18"><text:span text:style-name="T43">itr ptr ref </text:span></text:p>
            <text:p text:style-name="P20"><text:span text:style-name="T44"></text:span><text:span text:style-name="T45"> </text:span><text:span text:style-name="T45">taille </text:span><text:span text:style-name="T46">fix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6" draw:text-style-name="P23" draw:layer="layout" svg:width="23.911cm" svg:height="3.507cm" svg:x="2.058cm" svg:y="0.784cm" presentation:class="title">
          <draw:text-box>
            <text:p text:style-name="P18">Vector</text:p>
          </draw:text-box>
        </draw:frame>
        <draw:frame draw:style-name="gr17" draw:text-style-name="P32" draw:layer="layout" svg:width="11.686cm" svg:height="4.384cm" svg:x="1.5cm" svg:y="14.5cm">
          <draw:text-box>
            <text:p text:style-name="P18"><text:span text:style-name="T38">TOUS</text:span></text:p>
            <text:p text:style-name="P20"><text:span text:style-name="T39">clear <text:s/>size <text:s text:c="4"/>= <text:s text:c="3"/>==</text:span></text:p>
            <text:p text:style-name="P20"><text:span text:style-name="T39">erase <text:s/>max_size swap !=</text:span></text:p>
            <text:p text:style-name="P20"><text:span text:style-name="T39">insert empty</text:span></text:p>
          </draw:text-box>
        </draw:frame>
        <draw:custom-shape draw:style-name="gr26" draw:text-style-name="P27" xml:id="id7" draw:id="id7" draw:layer="layout" svg:width="12cm" svg:height="2cm" svg:x="3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cm" svg:y1="6cm" svg:x2="5cm" svg:y2="8cm">
          <text:p/>
        </draw:line>
        <draw:line draw:style-name="gr7" draw:text-style-name="P28" draw:layer="layout" svg:x1="7cm" svg:y1="6cm" svg:x2="7cm" svg:y2="8cm">
          <text:p/>
        </draw:line>
        <draw:line draw:style-name="gr7" draw:text-style-name="P28" draw:layer="layout" svg:x1="9cm" svg:y1="6cm" svg:x2="9cm" svg:y2="8cm">
          <text:p/>
        </draw:line>
        <draw:line draw:style-name="gr7" draw:text-style-name="P28" draw:layer="layout" svg:x1="11cm" svg:y1="6cm" svg:x2="11cm" svg:y2="8cm">
          <text:p/>
        </draw:line>
        <draw:line draw:style-name="gr7" draw:text-style-name="P28" draw:layer="layout" svg:x1="13cm" svg:y1="6cm" svg:x2="13cm" svg:y2="8cm">
          <text:p/>
        </draw:line>
        <draw:frame draw:style-name="gr18" draw:text-style-name="P33" draw:layer="layout" svg:width="1.018cm" svg:height="2cm" svg:x="7.5cm" svg:y="10cm">
          <draw:text-box>
            <text:p text:style-name="P20"><text:span text:style-name="T40">[]</text:span></text:p>
            <text:p text:style-name="P20"><text:span text:style-name="T40">at</text:span></text:p>
          </draw:text-box>
        </draw:frame>
        <draw:frame draw:style-name="gr19" draw:text-style-name="P33" draw:layer="layout" svg:width="2.542cm" svg:height="0.966cm" svg:x="2.5cm" svg:y="10cm">
          <draw:text-box>
            <text:p text:style-name="P20"><text:span text:style-name="T40">front</text:span></text:p>
          </draw:text-box>
        </draw:frame>
        <draw:frame draw:style-name="gr27" draw:text-style-name="P33" xml:id="id6" draw:id="id6" draw:layer="layout" svg:width="4.574cm" svg:height="1.931cm" svg:x="9.918cm" svg:y="11cm">
          <draw:text-box>
            <text:p text:style-name="P20"><text:span text:style-name="T40">push_back</text:span></text:p>
            <text:p text:style-name="P20"><text:span text:style-name="T40">pop_back </text:span></text:p>
          </draw:text-box>
        </draw:frame>
        <draw:frame draw:style-name="gr20" draw:text-style-name="P33" draw:layer="layout" svg:width="2.034cm" svg:height="0.966cm" svg:x="13cm" svg:y="10.038cm">
          <draw:text-box>
            <text:p text:style-name="P20"><text:span text:style-name="T40">back</text:span></text:p>
          </draw:text-box>
        </draw:frame>
        <draw:line draw:style-name="gr21" draw:text-style-name="P28" draw:layer="layout" svg:x1="14cm" svg:y1="8cm" svg:x2="14cm" svg:y2="10cm">
          <text:p/>
        </draw:line>
        <draw:connector draw:style-name="gr28" draw:text-style-name="P28" draw:layer="layout" draw:type="curve" draw:line-skew="0.375cm" svg:x1="14.492cm" svg:y1="11.965cm" svg:x2="15cm" svg:y2="7cm" draw:start-shape="id6" draw:start-glue-point="1" draw:end-shape="id7" draw:end-glue-point="1" svg:d="M14492 11965c2076 0 1822-4965 508-4965" svg:viewBox="0 0 1528 4966">
          <text:p/>
        </draw:connector>
        <draw:line draw:style-name="gr22" draw:text-style-name="P28" draw:layer="layout" svg:x1="8cm" svg:y1="10cm" svg:x2="8cm" svg:y2="8cm">
          <text:p/>
        </draw:line>
        <draw:frame draw:style-name="gr23" draw:text-style-name="P34" draw:layer="layout" svg:width="4.066cm" svg:height="3.861cm" svg:x="22.434cm" svg:y="15.5cm">
          <draw:text-box>
            <text:p text:style-name="P20"><text:span text:style-name="T40">resize</text:span></text:p>
            <text:p text:style-name="P20"><text:span text:style-name="T40">capacity</text:span></text:p>
            <text:p text:style-name="P20"><text:span text:style-name="T40">reserve</text:span></text:p>
            <text:p text:style-name="P20"><text:span text:style-name="T41"/></text:p>
          </draw:text-box>
        </draw:frame>
        <draw:frame draw:style-name="gr24" draw:text-style-name="P32" draw:layer="layout" svg:width="5.59cm" svg:height="4.384cm" svg:x="16cm" svg:y="14.616cm">
          <draw:text-box>
            <text:p text:style-name="P18"><text:span text:style-name="T38">SEQUENTIELS</text:span></text:p>
            <text:p text:style-name="P20"><text:span text:style-name="T36"/></text:p>
            <text:p text:style-name="P20"><text:span text:style-name="T39">assign</text:span><text:span text:style-name="T36"> </text:span></text:p>
          </draw:text-box>
        </draw:frame>
        <draw:line draw:style-name="gr21" draw:text-style-name="P28" draw:layer="layout" svg:x1="4cm" svg:y1="8cm" svg:x2="4cm" svg:y2="10cm">
          <text:p/>
        </draw:line>
        <draw:frame draw:style-name="gr29" draw:text-style-name="P35" draw:layer="layout" svg:width="10.422cm" svg:height="4.952cm" svg:x="17.578cm" svg:y="4cm">
          <draw:text-box>
            <text:p text:style-name="P18"><text:span text:style-name="T42">Itérateur</text:span><text:span text:style-name="T43"> random</text:span></text:p>
            <text:p text:style-name="P18"><text:span text:style-name="T43"/></text:p>
            <text:p text:style-name="P18"><text:span text:style-name="T43">itr ptr ref </text:span></text:p>
            <text:p text:style-name="P20"><text:span text:style-name="T44"></text:span><text:span text:style-name="T45"> </text:span><text:span text:style-name="T45">taille augmente</text:span></text:p>
            <text:p text:style-name="P20"><text:span text:style-name="T47"></text:span><text:span text:style-name="T48"> </text:span><text:span text:style-name="T48">push_back,pop_back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list</text:p>
          </draw:text-box>
        </draw:frame>
        <draw:frame draw:style-name="gr17" draw:text-style-name="P36" draw:layer="layout" svg:width="11.686cm" svg:height="4.384cm" svg:x="1.5cm" svg:y="14.501cm">
          <draw:text-box>
            <text:p text:style-name="P18"><text:span text:style-name="T49">TOUS</text:span></text:p>
            <text:p text:style-name="P20"><text:span text:style-name="T50">clear <text:s/>size <text:s text:c="4"/>= <text:s text:c="3"/>==</text:span></text:p>
            <text:p text:style-name="P20"><text:span text:style-name="T50">erase <text:s/>max_size swap !=</text:span></text:p>
            <text:p text:style-name="P20"><text:span text:style-name="T50">insert empty</text:span></text:p>
          </draw:text-box>
        </draw:frame>
        <draw:custom-shape draw:style-name="gr6" draw:text-style-name="P27" xml:id="id9" draw:id="id9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19" draw:text-style-name="P37" draw:layer="layout" svg:width="2.542cm" svg:height="0.966cm" svg:x="2.5cm" svg:y="10.001cm">
          <draw:text-box>
            <text:p text:style-name="P20"><text:span text:style-name="T51">front</text:span></text:p>
          </draw:text-box>
        </draw:frame>
        <draw:frame draw:style-name="gr27" draw:text-style-name="P37" xml:id="id8" draw:id="id8" draw:layer="layout" svg:width="4.574cm" svg:height="1.931cm" svg:x="9.918cm" svg:y="11.001cm">
          <draw:text-box>
            <text:p text:style-name="P20"><text:span text:style-name="T51">push_back</text:span></text:p>
            <text:p text:style-name="P20"><text:span text:style-name="T51">pop_back </text:span></text:p>
          </draw:text-box>
        </draw:frame>
        <draw:frame draw:style-name="gr20" draw:text-style-name="P37" draw:layer="layout" svg:width="2.034cm" svg:height="0.966cm" svg:x="13cm" svg:y="10.039cm">
          <draw:text-box>
            <text:p text:style-name="P20"><text:span text:style-name="T51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492cm" svg:y1="11.966cm" svg:x2="15cm" svg:y2="7.001cm" draw:start-shape="id8" draw:start-glue-point="1" draw:end-shape="id9" draw:end-glue-point="1" svg:d="M14492 11966c2076 0 1822-4965 508-4965" svg:viewBox="0 0 1528 4966">
          <text:p/>
        </draw:connector>
        <draw:frame draw:style-name="gr24" draw:text-style-name="P38" draw:layer="layout" svg:width="5.59cm" svg:height="4.384cm" svg:x="16cm" svg:y="14.617cm">
          <draw:text-box>
            <text:p text:style-name="P18"><text:span text:style-name="T49">SEQUENTIELS</text:span></text:p>
            <text:p text:style-name="P20"><text:span text:style-name="T52"/></text:p>
            <text:p text:style-name="P20"><text:span text:style-name="T50">assign</text:span><text:span text:style-name="T52"> 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30" draw:text-style-name="P39" draw:layer="layout" svg:width="8.5cm" svg:height="5.917cm" svg:x="18cm" svg:y="4cm">
          <draw:text-box>
            <text:p text:style-name="P18"><text:span text:style-name="T53">itérateur</text:span><text:span text:style-name="T54"> Bidir</text:span></text:p>
            <text:p text:style-name="P18"><text:span text:style-name="T54"/></text:p>
            <text:p text:style-name="P18"><text:span text:style-name="T54">itr ptr ref</text:span></text:p>
            <text:p text:style-name="P20"><text:span text:style-name="T55"></text:span><text:span text:style-name="T56"> </text:span><text:span text:style-name="T57">insert, erase</text:span></text:p>
            <text:p text:style-name="P20"><text:span text:style-name="T55"></text:span><text:span text:style-name="T57"> </text:span><text:span text:style-name="T57">push_x,pop_x</text:span></text:p>
            <text:p text:style-name="P20"><text:span text:style-name="T58"/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11" draw:id="id11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1" draw:text-style-name="P37" xml:id="id10" draw:id="id10" draw:layer="layout" svg:width="5.082cm" svg:height="1.931cm" svg:x="1.843cm" svg:y="11.038cm">
          <draw:text-box>
            <text:p text:style-name="P20"><text:span text:style-name="T51">push_front</text:span></text:p>
            <text:p text:style-name="P20"><text:span text:style-name="T51">pop_front </text:span></text:p>
          </draw:text-box>
        </draw:frame>
        <draw:connector draw:style-name="gr28" draw:text-style-name="P28" draw:layer="layout" draw:type="curve" draw:line-skew="0.196cm" svg:x1="1.843cm" svg:y1="12.003cm" svg:x2="3cm" svg:y2="7cm" draw:start-shape="id10" draw:start-glue-point="3" draw:end-shape="id11" draw:end-glue-point="3" svg:d="M1843 12003c-495 0-1073-5003 1157-5003" svg:viewBox="0 0 1613 5004">
          <text:p/>
        </draw:connector>
        <draw:frame draw:style-name="gr32" draw:text-style-name="P40" draw:layer="layout" svg:width="4.574cm" svg:height="8.686cm" svg:x="22.426cm" svg:y="10cm">
          <draw:text-box>
            <text:p text:style-name="P20"><text:span text:style-name="T51">resize</text:span></text:p>
            <text:p text:style-name="P20"><text:span text:style-name="T51">merge</text:span></text:p>
            <text:p text:style-name="P20"><text:span text:style-name="T51">remove</text:span></text:p>
            <text:p text:style-name="P20"><text:span text:style-name="T51">remove_if</text:span></text:p>
            <text:p text:style-name="P20"><text:span text:style-name="T51">reverse</text:span></text:p>
            <text:p text:style-name="P20"><text:span text:style-name="T51">sort</text:span></text:p>
            <text:p text:style-name="P20"><text:span text:style-name="T51">splice</text:span></text:p>
            <text:p text:style-name="P20"><text:span text:style-name="T51">unique</text:span></text:p>
            <text:p text:style-name="P20"><text:span text:style-name="T59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deque</text:p>
          </draw:text-box>
        </draw:frame>
        <draw:frame draw:style-name="gr17" draw:text-style-name="P32" draw:layer="layout" svg:width="11.686cm" svg:height="4.384cm" svg:x="1.5cm" svg:y="14.501cm">
          <draw:text-box>
            <text:p text:style-name="P18"><text:span text:style-name="T38">TOUS</text:span></text:p>
            <text:p text:style-name="P20"><text:span text:style-name="T39">clear <text:s/>size <text:s text:c="4"/>= <text:s text:c="3"/>==</text:span></text:p>
            <text:p text:style-name="P20"><text:span text:style-name="T39">erase <text:s/>max_size swap !=</text:span></text:p>
            <text:p text:style-name="P20"><text:span text:style-name="T39">insert empty</text:span></text:p>
          </draw:text-box>
        </draw:frame>
        <draw:custom-shape draw:style-name="gr6" draw:text-style-name="P27" xml:id="id13" draw:id="id13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18" draw:text-style-name="P33" draw:layer="layout" svg:width="1.018cm" svg:height="2cm" svg:x="7.5cm" svg:y="10.001cm">
          <draw:text-box>
            <text:p text:style-name="P20"><text:span text:style-name="T40">[]</text:span></text:p>
            <text:p text:style-name="P20"><text:span text:style-name="T40">at</text:span></text:p>
          </draw:text-box>
        </draw:frame>
        <draw:frame draw:style-name="gr19" draw:text-style-name="P33" draw:layer="layout" svg:width="2.542cm" svg:height="0.966cm" svg:x="2.5cm" svg:y="10.001cm">
          <draw:text-box>
            <text:p text:style-name="P20"><text:span text:style-name="T40">front</text:span></text:p>
          </draw:text-box>
        </draw:frame>
        <draw:frame draw:style-name="gr27" draw:text-style-name="P33" xml:id="id12" draw:id="id12" draw:layer="layout" svg:width="4.574cm" svg:height="1.931cm" svg:x="9.918cm" svg:y="11.001cm">
          <draw:text-box>
            <text:p text:style-name="P20"><text:span text:style-name="T40">push_back</text:span></text:p>
            <text:p text:style-name="P20"><text:span text:style-name="T40">pop_back </text:span></text:p>
          </draw:text-box>
        </draw:frame>
        <draw:frame draw:style-name="gr20" draw:text-style-name="P33" draw:layer="layout" svg:width="2.034cm" svg:height="0.966cm" svg:x="13cm" svg:y="10.039cm">
          <draw:text-box>
            <text:p text:style-name="P20"><text:span text:style-name="T40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492cm" svg:y1="11.966cm" svg:x2="15cm" svg:y2="7.001cm" draw:start-shape="id12" draw:start-glue-point="1" draw:end-shape="id13" draw:end-glue-point="1" svg:d="M14492 11966c2076 0 1822-4965 508-4965" svg:viewBox="0 0 1528 4966">
          <text:p/>
        </draw:connector>
        <draw:line draw:style-name="gr22" draw:text-style-name="P28" draw:layer="layout" svg:x1="8cm" svg:y1="10.001cm" svg:x2="8cm" svg:y2="8.001cm">
          <text:p/>
        </draw:line>
        <draw:frame draw:style-name="gr24" draw:text-style-name="P32" draw:layer="layout" svg:width="5.59cm" svg:height="4.384cm" svg:x="16cm" svg:y="14.617cm">
          <draw:text-box>
            <text:p text:style-name="P18"><text:span text:style-name="T38">SEQUENTIELS</text:span></text:p>
            <text:p text:style-name="P20"><text:span text:style-name="T36"/></text:p>
            <text:p text:style-name="P20"><text:span text:style-name="T39">assign</text:span><text:span text:style-name="T36"> 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33" draw:text-style-name="P35" draw:layer="layout" svg:width="8.5cm" svg:height="11.833cm" svg:x="18cm" svg:y="4cm">
          <draw:text-box>
            <text:p text:style-name="P18"><text:span text:style-name="T42">itérateur</text:span><text:span text:style-name="T43"> random</text:span></text:p>
            <text:p text:style-name="P18"><text:span text:style-name="T43"/></text:p>
            <text:p text:style-name="P18"><text:span text:style-name="T43">itr ptr ref</text:span></text:p>
            <text:p text:style-name="P20"><text:span text:style-name="T44"> </text:span><text:span text:style-name="T48">insert, erase</text:span></text:p>
            <text:p text:style-name="P20"><text:span text:style-name="T48"/></text:p>
            <text:p text:style-name="P18"><text:span text:style-name="T60">itr</text:span></text:p>
            <text:p text:style-name="P20"><text:span text:style-name="T44"> </text:span><text:span text:style-name="T48">push_x, pop_x</text:span></text:p>
            <text:p text:style-name="P20"><text:span text:style-name="T48"/></text:p>
            <text:p text:style-name="P18"><text:span text:style-name="T60">ptr ref</text:span></text:p>
            <text:p text:style-name="P20"><text:span text:style-name="T47"></text:span><text:span text:style-name="T48"> </text:span><text:span text:style-name="T48">push_x,pop_x</text:span></text:p>
            <text:p text:style-name="P18"><text:span text:style-name="T60"/></text:p>
            <text:p text:style-name="P18"><text:span text:style-name="T60"/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15" draw:id="id15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1" draw:text-style-name="P33" xml:id="id14" draw:id="id14" draw:layer="layout" svg:width="5.082cm" svg:height="1.931cm" svg:x="1.843cm" svg:y="11.038cm">
          <draw:text-box>
            <text:p text:style-name="P20"><text:span text:style-name="T40">push_front</text:span></text:p>
            <text:p text:style-name="P20"><text:span text:style-name="T40">pop_front </text:span></text:p>
          </draw:text-box>
        </draw:frame>
        <draw:connector draw:style-name="gr28" draw:text-style-name="P28" draw:layer="layout" draw:type="curve" draw:line-skew="0.196cm" svg:x1="1.843cm" svg:y1="12.003cm" svg:x2="3cm" svg:y2="7cm" draw:start-shape="id14" draw:start-glue-point="3" draw:end-shape="id15" draw:end-glue-point="3" svg:d="M1843 12003c-495 0-1073-5003 1157-5003" svg:viewBox="0 0 1613 5004">
          <text:p/>
        </draw:connector>
        <draw:frame draw:style-name="gr34" draw:text-style-name="P34" draw:layer="layout" svg:width="3.05cm" svg:height="1.931cm" svg:x="22.434cm" svg:y="15.501cm">
          <draw:text-box>
            <text:p text:style-name="P20"><text:span text:style-name="T40">resize</text:span></text:p>
            <text:p text:style-name="P20"><text:span text:style-name="T4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stack</text:p>
          </draw:text-box>
        </draw:frame>
        <draw:custom-shape draw:style-name="gr6" draw:text-style-name="P27" xml:id="id17" draw:id="id17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35" draw:text-style-name="P33" xml:id="id16" draw:id="id16" draw:layer="layout" svg:width="2.034cm" svg:height="1.931cm" svg:x="12.5cm" svg:y="11.077cm">
          <draw:text-box>
            <text:p text:style-name="P20"><text:span text:style-name="T40">push</text:span></text:p>
            <text:p text:style-name="P20"><text:span text:style-name="T40">pop</text:span></text:p>
          </draw:text-box>
        </draw:frame>
        <draw:frame draw:style-name="gr36" draw:text-style-name="P33" draw:layer="layout" svg:width="1.526cm" svg:height="0.966cm" svg:x="13cm" svg:y="10.039cm">
          <draw:text-box>
            <text:p text:style-name="P20"><text:span text:style-name="T40">top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534cm" svg:y1="12.042cm" svg:x2="15cm" svg:y2="7.001cm" draw:start-shape="id16" draw:start-glue-point="1" draw:end-shape="id17" draw:end-glue-point="1" svg:d="M14534 12042c2013 0 1780-5041 466-5041" svg:viewBox="0 0 1483 5042">
          <text:p/>
        </draw:connector>
        <draw:frame draw:style-name="gr37" draw:text-style-name="P35" draw:layer="layout" svg:width="8.5cm" svg:height="2.5cm" svg:x="17.5cm" svg:y="4cm">
          <draw:text-box>
            <text:p text:style-name="P18"><text:span text:style-name="T42">itérateur</text:span><text:span text:style-name="T43"> Aucun</text:span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0">empty</text:span></text:p>
            <text:p text:style-name="P20"><text:span text:style-name="T40">size</text:span></text:p>
            <text:p text:style-name="P20"><text:span text:style-name="T41"/></text:p>
          </draw:text-box>
        </draw:frame>
        <draw:frame draw:style-name="gr30" draw:text-style-name="P35" draw:layer="layout" svg:width="8.5cm" svg:height="5.917cm" svg:x="18cm" svg:y="13cm">
          <draw:text-box>
            <text:p text:style-name="P18"><text:span text:style-name="T43">Adaptateur</text:span></text:p>
            <text:p text:style-name="P18"><text:span text:style-name="T43"/></text:p>
            <text:p text:style-name="P18"><text:span text:style-name="T42">Construit à partir de </text:span><text:span text:style-name="T43">deque</text:span><text:span text:style-name="T42">, list ou vector</text:span></text:p>
            <text:p text:style-name="P20"><text:span text:style-name="T60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queue</text:p>
          </draw:text-box>
        </draw:frame>
        <draw:custom-shape draw:style-name="gr6" draw:text-style-name="P27" xml:id="id19" draw:id="id19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20" draw:text-style-name="P33" xml:id="id18" draw:id="id18" draw:layer="layout" svg:width="2.034cm" svg:height="0.966cm" svg:x="12.966cm" svg:y="11.038cm">
          <draw:text-box>
            <text:p text:style-name="P20"><text:span text:style-name="T40">pop </text:span></text:p>
          </draw:text-box>
        </draw:frame>
        <draw:frame draw:style-name="gr20" draw:text-style-name="P33" draw:layer="layout" svg:width="2.034cm" svg:height="0.966cm" svg:x="13cm" svg:y="10.039cm">
          <draw:text-box>
            <text:p text:style-name="P20"><text:span text:style-name="T40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5cm" svg:y1="11.521cm" svg:x2="15cm" svg:y2="7.001cm" draw:start-shape="id18" draw:start-glue-point="1" draw:end-shape="id19" draw:end-glue-point="1" svg:d="M15000 11521c1314 0 1314-4520 0-4520" svg:viewBox="0 0 987 4521">
          <text:p/>
        </draw:connector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21" draw:id="id21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0">empty</text:span></text:p>
            <text:p text:style-name="P20"><text:span text:style-name="T40">size</text:span></text:p>
            <text:p text:style-name="P20"><text:span text:style-name="T41"/></text:p>
          </draw:text-box>
        </draw:frame>
        <draw:frame draw:style-name="gr30" draw:text-style-name="P35" draw:layer="layout" svg:width="8.5cm" svg:height="5.917cm" svg:x="18cm" svg:y="13cm">
          <draw:text-box>
            <text:p text:style-name="P18"><text:span text:style-name="T43">Adaptateur</text:span></text:p>
            <text:p text:style-name="P18"><text:span text:style-name="T43"/></text:p>
            <text:p text:style-name="P18"><text:span text:style-name="T42">Construit à partir de </text:span><text:span text:style-name="T43">deque</text:span><text:span text:style-name="T42">, list ou vector</text:span></text:p>
            <text:p text:style-name="P20"><text:span text:style-name="T60"/></text:p>
          </draw:text-box>
        </draw:frame>
        <draw:frame draw:style-name="gr19" draw:text-style-name="P33" draw:layer="layout" svg:width="2.542cm" svg:height="0.966cm" svg:x="2.5cm" svg:y="10.001cm">
          <draw:text-box>
            <text:p text:style-name="P20"><text:span text:style-name="T40">front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19" draw:text-style-name="P33" xml:id="id20" draw:id="id20" draw:layer="layout" svg:width="2.542cm" svg:height="0.966cm" svg:x="2.5cm" svg:y="11.038cm">
          <draw:text-box>
            <text:p text:style-name="P20"><text:span text:style-name="T40">push </text:span></text:p>
          </draw:text-box>
        </draw:frame>
        <draw:connector draw:style-name="gr28" draw:text-style-name="P28" draw:layer="layout" draw:type="curve" svg:x1="2.5cm" svg:y1="11.521cm" svg:x2="3cm" svg:y2="7cm" draw:start-shape="id20" draw:end-shape="id21" draw:end-glue-point="3" svg:d="M2500 11521c-789 0-1039-4521 500-4521" svg:viewBox="0 0 1127 4522">
          <text:p/>
        </draw:connector>
        <draw:frame draw:style-name="gr37" draw:text-style-name="P35" draw:layer="layout" svg:width="8.5cm" svg:height="2.5cm" svg:x="17.5cm" svg:y="4cm">
          <draw:text-box>
            <text:p text:style-name="P18"><text:span text:style-name="T42">itérateur</text:span><text:span text:style-name="T43"> Aucu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priority_queue</text:p>
          </draw:text-box>
        </draw:frame>
        <draw:custom-shape draw:style-name="gr6" draw:text-style-name="P27" xml:id="id23" draw:id="id23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20" draw:text-style-name="P33" xml:id="id22" draw:id="id22" draw:layer="layout" svg:width="2.034cm" svg:height="0.966cm" svg:x="12.966cm" svg:y="11.038cm">
          <draw:text-box>
            <text:p text:style-name="P20"><text:span text:style-name="T40">pop </text:span></text:p>
          </draw:text-box>
        </draw:frame>
        <draw:frame draw:style-name="gr36" draw:text-style-name="P33" draw:layer="layout" svg:width="1.526cm" svg:height="0.966cm" svg:x="13cm" svg:y="10.039cm">
          <draw:text-box>
            <text:p text:style-name="P20"><text:span text:style-name="T40">top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5cm" svg:y1="11.521cm" svg:x2="15cm" svg:y2="7.001cm" draw:start-shape="id22" draw:start-glue-point="1" draw:end-shape="id23" draw:end-glue-point="1" svg:d="M15000 11521c1314 0 1314-4520 0-4520" svg:viewBox="0 0 987 4521">
          <text:p/>
        </draw:connector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0">empty</text:span></text:p>
            <text:p text:style-name="P20"><text:span text:style-name="T40">size</text:span></text:p>
            <text:p text:style-name="P20"><text:span text:style-name="T41"/></text:p>
          </draw:text-box>
        </draw:frame>
        <draw:frame draw:style-name="gr39" draw:text-style-name="P35" draw:layer="layout" svg:width="8.5cm" svg:height="6.903cm" svg:x="18cm" svg:y="13cm">
          <draw:text-box>
            <text:p text:style-name="P18"><text:span text:style-name="T43">Adaptateur ordonné</text:span></text:p>
            <text:p text:style-name="P18"><text:span text:style-name="T43"/></text:p>
            <text:p text:style-name="P18"><text:span text:style-name="T42">Construit à partir de </text:span><text:span text:style-name="T43">vector</text:span><text:span text:style-name="T42">, ou deque</text:span></text:p>
            <text:p text:style-name="P20"><text:span text:style-name="T60"/></text:p>
          </draw:text-box>
        </draw:frame>
        <draw:frame draw:style-name="gr19" draw:text-style-name="P33" draw:layer="layout" svg:width="2.542cm" svg:height="0.966cm" svg:x="6.458cm" svg:y="11.038cm">
          <draw:text-box>
            <text:p text:style-name="P20"><text:span text:style-name="T40">push </text:span></text:p>
          </draw:text-box>
        </draw:frame>
        <draw:frame draw:style-name="gr37" draw:text-style-name="P35" draw:layer="layout" svg:width="8.5cm" svg:height="2.5cm" svg:x="17.5cm" svg:y="4cm">
          <draw:text-box>
            <text:p text:style-name="P18"><text:span text:style-name="T42">itérateur</text:span><text:span text:style-name="T43"> Aucun</text:span></text:p>
          </draw:text-box>
        </draw:frame>
        <draw:connector draw:style-name="gr40" draw:layer="layout" draw:type="curve" svg:x1="7.554cm" svg:y1="10.583cm" svg:x2="5.943cm" svg:y2="8.052cm" svg:d="M7554 10583c0-1897-1611-632-1611-2531" svg:viewBox="0 0 1612 2532">
          <text:p/>
        </draw:connecto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>
        <office:forms form:automatic-focus="false" form:apply-design-mode="false"/>
        <draw:frame presentation:style-name="pr20" draw:text-style-name="P23" draw:layer="layout" svg:width="23.911cm" svg:height="1.644cm" svg:x="2.058cm" svg:y="0.785cm" presentation:class="title" presentation:user-transformed="true">
          <draw:text-box>
            <text:p text:style-name="P18">Attention au pop</text:p>
          </draw:text-box>
        </draw:frame>
        <draw:frame presentation:style-name="pr17" draw:text-style-name="P31" draw:layer="layout" svg:width="24.368cm" svg:height="13.715cm" svg:x="2.058cm" svg:y="4.523cm" presentation:class="outline" presentation:user-transformed="true">
          <draw:text-box>
            <text:p text:style-name="P7"><text:span text:style-name="T61">stack&lt;float&gt; S;</text:span></text:p>
            <text:p text:style-name="P7"><text:span text:style-name="T62">float t;</text:span></text:p>
            <text:p text:style-name="P7"><text:span text:style-name="T62">if (!</text:span><text:span text:style-name="T61">S.empty()</text:span><text:span text:style-name="T62">) {</text:span></text:p>
            <text:p text:style-name="P8"><text:span text:style-name="T63">t = </text:span><text:span text:style-name="T64">S.top()</text:span><text:span text:style-name="T63">;</text:span></text:p>
            <text:p text:style-name="P8"><text:span text:style-name="T64">pop()</text:span><text:span text:style-name="T63">;</text:span></text:p>
            <text:p text:style-name="P7"><text:span text:style-name="T62">}</text:span></text:p>
            <text:p text:style-name="P7"><text:span text:style-name="T1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9cm" svg:y="0.784cm" presentation:class="title" presentation:user-transformed="true">
          <draw:text-box>
            <text:p text:style-name="P18">map, multimap</text:p>
          </draw:text-box>
        </draw:frame>
        <draw:frame draw:style-name="gr17" draw:text-style-name="P32" draw:layer="layout" svg:width="11.686cm" svg:height="4.384cm" svg:x="1.501cm" svg:y="14.5cm">
          <draw:text-box>
            <text:p text:style-name="P18"><text:span text:style-name="T38">TOUS</text:span></text:p>
            <text:p text:style-name="P20"><text:span text:style-name="T39">clear <text:s/>size <text:s text:c="4"/>= <text:s text:c="3"/>==</text:span></text:p>
            <text:p text:style-name="P20"><text:span text:style-name="T39">erase <text:s/>max_size swap !=</text:span></text:p>
            <text:p text:style-name="P20"><text:span text:style-name="T39">insert empty</text:span></text:p>
          </draw:text-box>
        </draw:frame>
        <draw:custom-shape draw:style-name="gr6" draw:text-style-name="P27" draw:layer="layout" svg:width="12cm" svg:height="2cm" svg:x="3.001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.001cm" svg:y1="6cm" svg:x2="5.001cm" svg:y2="8cm">
          <text:p/>
        </draw:line>
        <draw:line draw:style-name="gr7" draw:text-style-name="P28" draw:layer="layout" svg:x1="7.001cm" svg:y1="6cm" svg:x2="7.001cm" svg:y2="8cm">
          <text:p/>
        </draw:line>
        <draw:line draw:style-name="gr7" draw:text-style-name="P28" draw:layer="layout" svg:x1="9.001cm" svg:y1="6cm" svg:x2="9.001cm" svg:y2="8cm">
          <text:p/>
        </draw:line>
        <draw:line draw:style-name="gr7" draw:text-style-name="P28" draw:layer="layout" svg:x1="11.001cm" svg:y1="6cm" svg:x2="11.001cm" svg:y2="8cm">
          <text:p/>
        </draw:line>
        <draw:line draw:style-name="gr7" draw:text-style-name="P28" draw:layer="layout" svg:x1="13.001cm" svg:y1="6cm" svg:x2="13.001cm" svg:y2="8cm">
          <text:p/>
        </draw:line>
        <draw:frame draw:style-name="gr41" draw:text-style-name="P33" draw:layer="layout" svg:width="15.718cm" svg:height="2.896cm" svg:x="3cm" svg:y="10.616cm">
          <draw:text-box>
            <text:p text:style-name="P20"><text:span text:style-name="T40">(map seulement) operator[]</text:span></text:p>
            <text:p text:style-name="P20"><text:span text:style-name="T40"><text:tab/></text:span><text:span text:style-name="T65">Si k existe, renvoie valeur</text:span></text:p>
            <text:p text:style-name="P20"><text:span text:style-name="T65"><text:tab/></text:span><text:span text:style-name="T65">Sinon, crée une paire (k,v)</text:span></text:p>
          </draw:text-box>
        </draw:frame>
        <draw:frame draw:style-name="gr42" draw:text-style-name="P32" draw:layer="layout" svg:width="6.098cm" svg:height="4.826cm" svg:x="16.001cm" svg:y="14.616cm">
          <draw:text-box>
            <text:p text:style-name="P18"><text:span text:style-name="T38">ORDONNES</text:span></text:p>
            <text:p text:style-name="P20"><text:span text:style-name="T39">find</text:span></text:p>
            <text:p text:style-name="P20"><text:span text:style-name="T39">count</text:span></text:p>
            <text:p text:style-name="P20"><text:span text:style-name="T39">lower_bound</text:span></text:p>
            <text:p text:style-name="P20"><text:span text:style-name="T39">upper_bound</text:span><text:span text:style-name="T36"> </text:span></text:p>
          </draw:text-box>
        </draw:frame>
        <draw:line draw:style-name="gr7" draw:layer="layout" svg:x1="5cm" svg:y1="6cm" svg:x2="3cm" svg:y2="8cm">
          <text:p/>
        </draw:line>
        <draw:line draw:style-name="gr7" draw:layer="layout" svg:x1="7cm" svg:y1="6cm" svg:x2="5cm" svg:y2="8cm">
          <text:p/>
        </draw:line>
        <draw:line draw:style-name="gr7" draw:layer="layout" svg:x1="9cm" svg:y1="6cm" svg:x2="7cm" svg:y2="8cm">
          <text:p/>
        </draw:line>
        <draw:line draw:style-name="gr7" draw:layer="layout" svg:x1="11cm" svg:y1="6cm" svg:x2="9cm" svg:y2="8cm">
          <text:p/>
        </draw:line>
        <draw:line draw:style-name="gr7" draw:layer="layout" svg:x1="13cm" svg:y1="6cm" svg:x2="11cm" svg:y2="8cm">
          <text:p/>
        </draw:line>
        <draw:line draw:style-name="gr7" draw:layer="layout" svg:x1="15cm" svg:y1="6cm" svg:x2="13cm" svg:y2="8cm">
          <text:p/>
        </draw:line>
        <draw:frame draw:style-name="gr43" draw:text-style-name="P39" draw:layer="layout" svg:width="8.5cm" svg:height="6.654cm" svg:x="18cm" svg:y="4.001cm">
          <draw:text-box>
            <text:p text:style-name="P18"><text:span text:style-name="T53">itérateur</text:span><text:span text:style-name="T54"> Bidir</text:span></text:p>
            <text:p text:style-name="P18"><text:span text:style-name="T66">(opère sur les </text:span><text:span text:style-name="T67">paires</text:span><text:span text:style-name="T66">)</text:span></text:p>
            <text:p text:style-name="P18"><text:span text:style-name="T42">clés </text:span><text:span text:style-name="T43">const</text:span></text:p>
            <text:p text:style-name="P18"><text:span text:style-name="T54"/></text:p>
            <text:p text:style-name="P18"><text:span text:style-name="T54">itr ptr ref</text:span></text:p>
            <text:p text:style-name="P20"><text:span text:style-name="T55"></text:span><text:span text:style-name="T56"> </text:span><text:span text:style-name="T57">insert, erase</text:span></text:p>
            <text:p text:style-name="P20"><text:span text:style-name="T58"/></text:p>
          </draw:text-box>
        </draw:frame>
        <draw:frame draw:style-name="gr44" draw:text-style-name="P41" draw:layer="layout" svg:width="0.565cm" svg:height="0.987cm" svg:x="3.2cm" svg:y="6.113cm">
          <draw:text-box>
            <text:p text:style-name="P20"><text:span text:style-name="T30">k</text:span></text:p>
          </draw:text-box>
        </draw:frame>
        <draw:frame draw:style-name="gr45" draw:text-style-name="P42" draw:layer="layout" svg:width="0.552cm" svg:height="0.987cm" svg:x="4.001cm" svg:y="6.9cm">
          <draw:text-box>
            <text:p text:style-name="P20"><text:span text:style-name="T30">v</text:span></text:p>
          </draw:text-box>
        </draw:frame>
        <draw:frame draw:style-name="gr46" draw:text-style-name="P42" draw:layer="layout" svg:width="0.565cm" svg:height="0.987cm" svg:x="5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7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9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11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13.301cm" svg:y="6.114cm">
          <draw:text-box>
            <text:p text:style-name="P20"><text:span text:style-name="T30">k</text:span></text:p>
          </draw:text-box>
        </draw:frame>
        <draw:frame draw:style-name="gr45" draw:text-style-name="P42" draw:layer="layout" svg:width="0.552cm" svg:height="0.987cm" svg:x="6.101cm" svg:y="6.901cm">
          <draw:text-box>
            <text:p text:style-name="P20"><text:span text:style-name="T30">v</text:span></text:p>
          </draw:text-box>
        </draw:frame>
        <draw:frame draw:style-name="gr45" draw:text-style-name="P42" draw:layer="layout" svg:width="0.552cm" svg:height="0.987cm" svg:x="8.101cm" svg:y="6.901cm">
          <draw:text-box>
            <text:p text:style-name="P20"><text:span text:style-name="T30">v</text:span></text:p>
          </draw:text-box>
        </draw:frame>
        <draw:frame draw:style-name="gr45" draw:text-style-name="P42" draw:layer="layout" svg:width="0.552cm" svg:height="0.987cm" svg:x="10.001cm" svg:y="6.901cm">
          <draw:text-box>
            <text:p text:style-name="P20"><text:span text:style-name="T30">v</text:span></text:p>
          </draw:text-box>
        </draw:frame>
        <draw:frame draw:style-name="gr45" draw:text-style-name="P42" draw:layer="layout" svg:width="0.552cm" svg:height="0.987cm" svg:x="12.101cm" svg:y="6.901cm">
          <draw:text-box>
            <text:p text:style-name="P20"><text:span text:style-name="T30">v</text:span></text:p>
          </draw:text-box>
        </draw:frame>
        <draw:frame draw:style-name="gr45" draw:text-style-name="P42" draw:layer="layout" svg:width="0.552cm" svg:height="0.987cm" svg:x="14.101cm" svg:y="6.901cm">
          <draw:text-box>
            <text:p text:style-name="P20"><text:span text:style-name="T30">v</text:span></text:p>
          </draw:text-box>
        </draw:frame>
        <draw:frame draw:style-name="gr47" draw:text-style-name="P43" draw:layer="layout" svg:width="15.75cm" svg:height="1.2cm" svg:x="1.5cm" svg:y="8.5cm">
          <draw:text-box>
            <text:p text:style-name="P20"><text:span text:style-name="T40">Dans l'ordre croissant des klé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9cm" svg:y="0.784cm" presentation:class="title" presentation:user-transformed="true">
          <draw:text-box>
            <text:p text:style-name="P18">set, multiset</text:p>
          </draw:text-box>
        </draw:frame>
        <draw:frame draw:style-name="gr17" draw:text-style-name="P32" draw:layer="layout" svg:width="11.686cm" svg:height="4.384cm" svg:x="1.501cm" svg:y="14.5cm">
          <draw:text-box>
            <text:p text:style-name="P18"><text:span text:style-name="T38">TOUS</text:span></text:p>
            <text:p text:style-name="P20"><text:span text:style-name="T39">clear <text:s/>size <text:s text:c="4"/>= <text:s text:c="3"/>==</text:span></text:p>
            <text:p text:style-name="P20"><text:span text:style-name="T39">erase <text:s/>max_size swap !=</text:span></text:p>
            <text:p text:style-name="P20"><text:span text:style-name="T39">insert empty</text:span></text:p>
          </draw:text-box>
        </draw:frame>
        <draw:custom-shape draw:style-name="gr6" draw:text-style-name="P27" draw:layer="layout" svg:width="12cm" svg:height="2cm" svg:x="3.001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.001cm" svg:y1="6cm" svg:x2="5.001cm" svg:y2="8cm">
          <text:p/>
        </draw:line>
        <draw:line draw:style-name="gr7" draw:text-style-name="P28" draw:layer="layout" svg:x1="7.001cm" svg:y1="6cm" svg:x2="7.001cm" svg:y2="8cm">
          <text:p/>
        </draw:line>
        <draw:line draw:style-name="gr7" draw:text-style-name="P28" draw:layer="layout" svg:x1="9.001cm" svg:y1="6cm" svg:x2="9.001cm" svg:y2="8cm">
          <text:p/>
        </draw:line>
        <draw:line draw:style-name="gr7" draw:text-style-name="P28" draw:layer="layout" svg:x1="11.001cm" svg:y1="6cm" svg:x2="11.001cm" svg:y2="8cm">
          <text:p/>
        </draw:line>
        <draw:line draw:style-name="gr7" draw:text-style-name="P28" draw:layer="layout" svg:x1="13.001cm" svg:y1="6cm" svg:x2="13.001cm" svg:y2="8cm">
          <text:p/>
        </draw:line>
        <draw:frame draw:style-name="gr42" draw:text-style-name="P32" draw:layer="layout" svg:width="6.098cm" svg:height="4.826cm" svg:x="16.001cm" svg:y="14.616cm">
          <draw:text-box>
            <text:p text:style-name="P18"><text:span text:style-name="T38">ORDONNES</text:span></text:p>
            <text:p text:style-name="P20"><text:span text:style-name="T39">find</text:span></text:p>
            <text:p text:style-name="P20"><text:span text:style-name="T39">count</text:span></text:p>
            <text:p text:style-name="P20"><text:span text:style-name="T39">lower_bound</text:span></text:p>
            <text:p text:style-name="P20"><text:span text:style-name="T39">upper_bound</text:span><text:span text:style-name="T36"> </text:span></text:p>
          </draw:text-box>
        </draw:frame>
        <draw:frame draw:style-name="gr43" draw:text-style-name="P39" draw:layer="layout" svg:width="8.5cm" svg:height="6.654cm" svg:x="18cm" svg:y="4.001cm">
          <draw:text-box>
            <text:p text:style-name="P18"><text:span text:style-name="T53">itérateur</text:span><text:span text:style-name="T54"> Bidir</text:span></text:p>
            <text:p text:style-name="P18"><text:span text:style-name="T66">(opère sur les </text:span><text:span text:style-name="T67">paires</text:span><text:span text:style-name="T66">)</text:span></text:p>
            <text:p text:style-name="P18"><text:span text:style-name="T42">clés </text:span><text:span text:style-name="T43">const</text:span></text:p>
            <text:p text:style-name="P18"><text:span text:style-name="T54"/></text:p>
            <text:p text:style-name="P18"><text:span text:style-name="T54">itr ptr ref</text:span></text:p>
            <text:p text:style-name="P20"><text:span text:style-name="T55"></text:span><text:span text:style-name="T56"> </text:span><text:span text:style-name="T57">insert, erase</text:span></text:p>
            <text:p text:style-name="P20"><text:span text:style-name="T58"/></text:p>
          </draw:text-box>
        </draw:frame>
        <draw:frame draw:style-name="gr44" draw:text-style-name="P41" draw:layer="layout" svg:width="0.565cm" svg:height="0.987cm" svg:x="3.2cm" svg:y="6.113cm">
          <draw:text-box>
            <text:p text:style-name="P20"><text:span text:style-name="T30">k</text:span></text:p>
          </draw:text-box>
        </draw:frame>
        <draw:frame draw:style-name="gr46" draw:text-style-name="P42" draw:layer="layout" svg:width="0.565cm" svg:height="0.987cm" svg:x="5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7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9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11.301cm" svg:y="6.114cm">
          <draw:text-box>
            <text:p text:style-name="P20"><text:span text:style-name="T30">k</text:span></text:p>
          </draw:text-box>
        </draw:frame>
        <draw:frame draw:style-name="gr44" draw:text-style-name="P41" draw:layer="layout" svg:width="0.565cm" svg:height="0.987cm" svg:x="13.301cm" svg:y="6.114cm">
          <draw:text-box>
            <text:p text:style-name="P20"><text:span text:style-name="T30">k</text:span></text:p>
          </draw:text-box>
        </draw:frame>
        <draw:frame draw:style-name="gr47" draw:text-style-name="P43" draw:layer="layout" svg:width="15.75cm" svg:height="1.2cm" svg:x="1.5cm" svg:y="8.5cm">
          <draw:text-box>
            <text:p text:style-name="P20"><text:span text:style-name="T40">Dans l'ordre croissant des klé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20" draw:text-style-name="P23" draw:layer="layout" svg:width="23.911cm" svg:height="1.644cm" svg:x="2.058cm" svg:y="1.716cm" presentation:class="title">
          <draw:text-box>
            <text:p text:style-name="P18">map: exemples</text:p>
          </draw:text-box>
        </draw:frame>
        <draw:frame presentation:style-name="pr17" draw:text-style-name="P31" draw:layer="layout" svg:width="24.368cm" svg:height="13.715cm" svg:x="2.058cm" svg:y="5.453cm" presentation:class="outline" presentation:user-transformed="true">
          <draw:text-box>
            <text:p text:style-name="P7"><text:span text:style-name="T17">map&lt;string,string&gt; M1;</text:span></text:p>
            <text:p text:style-name="P7"><text:span text:style-name="T17">map&lt;string,string&gt;::iterator i;</text:span></text:p>
            <text:p text:style-name="P7"><text:span text:style-name="T18"/></text:p>
            <text:p text:style-name="P7"><text:span text:style-name="T18">for (</text:span><text:span text:style-name="T17">i=M1.begin()</text:span><text:span text:style-name="T18">;</text:span><text:span text:style-name="T17">i!=M1.end()</text:span><text:span text:style-name="T18">;</text:span><text:span text:style-name="T17">++i</text:span><text:span text:style-name="T18">){</text:span></text:p>
            <text:p text:style-name="P8"><text:span text:style-name="T68">cout &lt;&lt; </text:span><text:span text:style-name="T69">"</text:span><text:span text:style-name="T68">cle= </text:span><text:span text:style-name="T69">"</text:span><text:span text:style-name="T70"> &lt;&lt; </text:span><text:span text:style-name="T71">i-&gt;first</text:span><text:span text:style-name="T70"> &lt;&lt; '\n';</text:span></text:p>
            <text:p text:style-name="P8"><text:span text:style-name="T70">cout &lt;&lt; </text:span><text:span text:style-name="T69">"val</text:span><text:span text:style-name="T70">= </text:span><text:span text:style-name="T69">"</text:span><text:span text:style-name="T70"> &lt;&lt; </text:span><text:span text:style-name="T71">i-&gt;second</text:span><text:span text:style-name="T70"> &lt;&lt; '\n';</text:span></text:p>
            <text:p text:style-name="P7"><text:span text:style-name="T72">}</text:span></text:p>
            <text:p text:style-name="P7"><text:span text:style-name="T1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>
        <office:forms form:automatic-focus="false" form:apply-design-mode="false"/>
        <draw:frame presentation:style-name="pr20" draw:text-style-name="P23" draw:layer="layout" svg:width="23.911cm" svg:height="1.644cm" svg:x="2.058cm" svg:y="0.785cm" presentation:class="title" presentation:user-transformed="true">
          <draw:text-box>
            <text:p text:style-name="P18">map: exemples</text:p>
          </draw:text-box>
        </draw:frame>
        <draw:frame presentation:style-name="pr17" draw:text-style-name="P44" draw:layer="layout" svg:width="25.942cm" svg:height="13.715cm" svg:x="1.961cm" svg:y="4.015cm" presentation:class="outline" presentation:user-transformed="true">
          <draw:text-box>
            <text:p text:style-name="P7"><text:span text:style-name="T73">map&lt;string,string&gt; M1;</text:span></text:p>
            <text:p text:style-name="P7"><text:span text:style-name="T73">map&lt;string,string&gt;::iterator f;</text:span></text:p>
            <text:p text:style-name="P7"><text:span text:style-name="T74">string fr = </text:span><text:span text:style-name="T75">"vert"</text:span><text:span text:style-name="T74">;</text:span></text:p>
            <text:p text:style-name="P7"><text:span text:style-name="T73">M1[</text:span><text:span text:style-name="T76">"blanc"] = "white";</text:span></text:p>
            <text:p text:style-name="P7"><text:span text:style-name="T77">cout &lt;&lt; </text:span><text:span text:style-name="T76">M1</text:span><text:span text:style-name="T78">[</text:span><text:span text:style-name="T76">"noir"]</text:span><text:span text:style-name="T77"> &lt;&lt; '\n';</text:span></text:p>
            <text:p text:style-name="P7"><text:span text:style-name="T76">f = M1.find(fr);</text:span></text:p>
            <text:p text:style-name="P7"><text:span text:style-name="T77">if (</text:span><text:span text:style-name="T76">f==M1.end()</text:span><text:span text:style-name="T77">)</text:span></text:p>
            <text:p text:style-name="P7"><text:span text:style-name="T77"><text:s text:c="3"/></text:span><text:span text:style-name="T77">cout &lt;&lt; "pas de "  &lt;&lt; fr &lt;&lt; '\n';</text:span></text:p>
            <text:p text:style-name="P7"><text:span text:style-name="T77">else</text:span></text:p>
            <text:p text:style-name="P7"><text:span text:style-name="T77"><text:s text:c="3"/></text:span><text:span text:style-name="T77">cout &lt;&lt; </text:span><text:span text:style-name="T76">f-&gt;first</text:span><text:span text:style-name="T77"> &lt;&lt; " se dit " </text:span><text:span text:style-name="T76">f-&gt;second</text:span><text:span text:style-name="T77"> &lt;&lt; '\n'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Algorithmes</text:p>
          </draw:text-box>
        </draw:frame>
        <draw:frame presentation:style-name="pr17" draw:text-style-name="P9" draw:layer="layout" svg:width="24.368cm" svg:height="13.715cm" svg:x="2.058cm" svg:y="5.453cm" presentation:class="outline" presentation:user-transformed="true">
          <draw:text-box>
            <text:p text:style-name="P7">Utilisent les itérateurs</text:p>
            <text:p text:style-name="P7">Travaillent sur des intervalles</text:p>
            <text:p text:style-name="P7">Fonctionnent avec tous les conteneurs</text:p>
            <text:p text:style-name="P7">Permettent de mettre en relation des conteneurs de types différents</text:p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En prévision des exemples</text:p>
          </draw:text-box>
        </draw:frame>
        <draw:frame presentation:style-name="pr21" draw:text-style-name="P44" draw:layer="layout" svg:width="24.368cm" svg:height="14.097cm" svg:x="2.058cm" svg:y="5.453cm" presentation:class="outline" presentation:user-transformed="true">
          <draw:text-box>
            <text:p text:style-name="P45"><text:span text:style-name="T79">#include &lt;list&gt;</text:span></text:p>
            <text:p text:style-name="P45"><text:span text:style-name="T79">#include &lt;vector&gt;</text:span></text:p>
            <text:p text:style-name="P45"><text:span text:style-name="T79">using namespace std;</text:span></text:p>
            <text:p text:style-name="P45"><text:span text:style-name="T79"/></text:p>
            <text:p text:style-name="P45"><text:span text:style-name="T79">/* Quelques conteneurs */</text:span></text:p>
            <text:p text:style-name="P45"><text:span text:style-name="T79">list&lt;float&gt; L,M;</text:span></text:p>
            <text:p text:style-name="P45"><text:span text:style-name="T79">vector&lt;float&gt; V,W;</text:span></text:p>
            <text:p text:style-name="P45"><text:span text:style-name="T79">list::iterator&lt;float&gt; i,j;</text:span></text:p>
            <text:p text:style-name="P45"><text:span text:style-name="T79"/></text:p>
            <text:p text:style-name="P45"><text:span text:style-name="T79">/* Un prédicat */</text:span></text:p>
            <text:p text:style-name="P45"><text:span text:style-name="T79">bool pos(float x) { return x&gt;=0?true:false;}</text:span></text:p>
            <text:p text:style-name="P45"><text:span text:style-name="T79"/></text:p>
            <text:p text:style-name="P45"><text:span text:style-name="T79">/* Une fonction génératrice */</text:span></text:p>
            <text:p text:style-name="P45"><text:span text:style-name="T79">float gen() { return time()/1000;}</text:span></text:p>
            <text:p text:style-name="P45"><text:span text:style-name="T79"/></text:p>
            <text:p text:style-name="P7"><text:span text:style-name="T79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16" draw:text-style-name="P16" draw:layer="layout" svg:width="23.911cm" svg:height="3.507cm" svg:x="2.058cm" svg:y="0.784cm" presentation:class="title">
          <draw:text-box>
            <text:p text:style-name="P18">Généralités</text:p>
          </draw:text-box>
        </draw:frame>
        <draw:frame presentation:style-name="pr17" draw:text-style-name="P44" draw:layer="layout" svg:width="24.368cm" svg:height="13.715cm" svg:x="2.058cm" svg:y="5.453cm" presentation:class="outline" presentation:user-transformed="true">
          <draw:text-box>
            <text:p text:style-name="P7"><text:span text:style-name="T79">int count(Inp first, Inp last, constT&amp; val);</text:span></text:p>
            <text:p text:style-name="P7"><text:span text:style-name="T79">int count_if(Inp first, Inp last, Pred pred);</text:span></text:p>
            <text:p text:style-name="P7"><text:span text:style-name="T79">Function for_each(Inp first, Inp last, Func func);</text:span></text:p>
            <text:p text:style-name="P7"><text:span text:style-name="T79"/></text:p>
            <text:p text:style-name="P7"><text:span text:style-name="T73">cout &lt;&lt; count_if(L.begin(),L.end(),pos) &lt;&lt; '\n';</text:span></text:p>
            <text:p text:style-name="P7"><text:span text:style-name="T79"/></text:p>
            <text:p text:style-name="P7"><text:span text:style-name="T79"/></text:p>
            <text:p text:style-name="P7"><text:span text:style-name="T79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Comparaison</text:p>
          </draw:text-box>
        </draw:frame>
        <draw:frame presentation:style-name="pr22" draw:text-style-name="P44" draw:layer="layout" svg:width="27.5cm" svg:height="6.047cm" svg:x="0.5cm" svg:y="5.453cm" presentation:class="outline" presentation:user-transformed="true">
          <draw:text-box>
            <text:p text:style-name="P7"><text:span text:style-name="T79">bool equal(Inp1 first1, Inp1 last1, Inp2 first2);</text:span></text:p>
            <text:p text:style-name="P7"><text:span text:style-name="T79">bool equal(Inp1 first1,Inp1 last1,Inp2 first2,Pred pred);</text:span></text:p>
            <text:p text:style-name="P7"><text:span text:style-name="T79">bool lexicographical_compare(Inp1 first1,Inp1 last1,Inp2 first2,Inp2 last2);</text:span></text:p>
            <text:p text:style-name="P7"><text:span text:style-name="T79">min, max, min_element, max_element</text:span></text:p>
          </draw:text-box>
        </draw:frame>
        <draw:frame draw:style-name="gr48" draw:text-style-name="P46" draw:layer="layout" svg:width="26cm" svg:height="6.499cm" svg:x="1cm" svg:y="12.001cm">
          <draw:text-box>
            <text:p text:style-name="P7"><text:span text:style-name="T79"/></text:p>
            <text:p text:style-name="P7"><text:span text:style-name="T80">if (equal(L.begin(),L.begin()+10,V.begin(),pos)) ...</text:span></text:p>
            <text:p text:style-name="P7"><text:span text:style-name="T80">if (lexicographical_compare(L.begin(),L.end(),</text:span><text:span text:style-name="T80"><text:line-break/></text:span><text:span text:style-name="T80"> <text:s text:c="25"/>V.begin(),V.end()) ...</text:span></text:p>
            <text:p text:style-name="P7"><text:span text:style-name="T8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 presentation:user-transformed="true">
          <draw:text-box>
            <text:p text:style-name="P18">Recherche, remplacement</text:p>
          </draw:text-box>
        </draw:frame>
        <draw:frame presentation:style-name="pr23" draw:text-style-name="P44" draw:layer="layout" svg:width="27.5cm" svg:height="6.406cm" svg:x="0.5cm" svg:y="4.453cm" presentation:class="outline" presentation:user-transformed="true">
          <draw:text-box>
            <text:p text:style-name="P7"><text:span text:style-name="T79">Fwd adjacent_find(Fwd first, Fwd last)</text:span></text:p>
            <text:p text:style-name="P7"><text:span text:style-name="T79">Inp find(Ind first, Inp last, const T&amp; value)</text:span></text:p>
            <text:p text:style-name="P7"><text:span text:style-name="T79">find_end, find_first_of, find_if</text:span></text:p>
            <text:p text:style-name="P7"><text:span text:style-name="T79">Fwd1 search(Fwd1 first, Fwd1 last, Fwd2 first2, Fd2 last2)</text:span></text:p>
            <text:p text:style-name="P7"><text:span text:style-name="T79">void replace(Fwd first,Fwd last,const T&amp; old,const T&amp; new)</text:span></text:p>
          </draw:text-box>
        </draw:frame>
        <draw:frame draw:style-name="gr49" draw:text-style-name="P46" draw:layer="layout" svg:width="20cm" svg:height="3.625cm" svg:x="4.5cm" svg:y="12cm">
          <draw:text-box>
            <text:p text:style-name="P7"><text:span text:style-name="T79"/></text:p>
            <text:p text:style-name="P7"><text:span text:style-name="T82">if (</text:span><text:span text:style-name="T80">find(V.begin(),V.end(),0) == V.end()</text:span><text:span text:style-name="T82">)</text:span></text:p>
            <text:p text:style-name="P7"><text:span text:style-name="T82"><text:s text:c="3"/></text:span><text:span text:style-name="T82">count &lt;&lt; </text:span><text:span text:style-name="T81">"</text:span><text:span text:style-name="T82">aucun element egal a 0\n</text:span><text:span text:style-name="T81">";</text:span></text:p>
            <text:p text:style-name="P7"><text:span text:style-name="T7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Copie, suppression</text:p>
          </draw:text-box>
        </draw:frame>
        <draw:frame presentation:style-name="pr24" draw:text-style-name="P44" draw:layer="layout" svg:width="26cm" svg:height="7.547cm" svg:x="1cm" svg:y="5.453cm" presentation:class="outline" presentation:user-transformed="true">
          <draw:text-box>
            <text:p text:style-name="P7"><text:span text:style-name="T79">Out copy(Inp first, Int last, Out result)</text:span></text:p>
            <text:p text:style-name="P22"><text:span text:style-name="T83"></text:span><text:span text:style-name="T84">Attention à l'allocation mémoire</text:span></text:p>
            <text:p text:style-name="P47"><text:span text:style-name="T84">void fill(Fwd first, Fwd last, const T&amp; val);</text:span></text:p>
            <text:p text:style-name="P47"><text:span text:style-name="T84">void generate(</text:span><text:span text:style-name="T85">Fwd first, Fwd last, Gen gen);</text:span></text:p>
            <text:p text:style-name="P47"><text:span text:style-name="T85">Fwd remove_if (Fwd first, Fwd last, Out result,</text:span><text:span text:style-name="T85"><text:line-break/></text:span><text:span text:style-name="T85"> <text:s text:c="12"/>Pred pred);</text:span></text:p>
          </draw:text-box>
        </draw:frame>
        <draw:frame draw:style-name="gr50" draw:text-style-name="P46" draw:layer="layout" svg:width="25.5cm" svg:height="2.744cm" svg:x="1cm" svg:y="13.395cm">
          <draw:text-box>
            <text:p text:style-name="P7"><text:span text:style-name="T79"/></text:p>
            <text:p text:style-name="P47"><text:span text:style-name="T86">V.erase(remove_if(L.begin(), L.end(), i, pos),last);</text:span></text:p>
            <text:p text:style-name="P7"><text:span text:style-name="T7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>
        <draw:frame presentation:style-name="pr16" draw:text-style-name="P16" draw:layer="layout" svg:width="23.911cm" svg:height="3.507cm" svg:x="2.058cm" svg:y="0.784cm" presentation:class="title" presentation:user-transformed="true">
          <draw:text-box>
            <text:p text:style-name="P18">Réarrangements</text:p>
          </draw:text-box>
        </draw:frame>
        <draw:frame presentation:style-name="pr25" draw:text-style-name="P48" draw:layer="layout" svg:width="26.5cm" svg:height="6.818cm" svg:x="1cm" svg:y="5.453cm" presentation:class="outline" presentation:user-transformed="true">
          <draw:text-box>
            <text:p text:style-name="P7"><text:span text:style-name="T87">void random_shuffle(Rnd first, Rnd last);</text:span></text:p>
            <text:p text:style-name="P47"><text:span text:style-name="T87">void reverse(Bidi first, bidi last);</text:span></text:p>
            <text:p text:style-name="P47"><text:span text:style-name="T87">void rotate(Fwd first,Fwd middle,Fwd last);</text:span></text:p>
            <text:p text:style-name="P47"><text:span text:style-name="T87">Fwd2 swap_ranges(Fwd first1,Fwd last1,Fwd2 first2);</text:span></text:p>
            <text:p text:style-name="P22"><text:span text:style-name="T88"></text:span><text:span text:style-name="T85">Attention à l'allocation mémoire</text:span></text:p>
          </draw:text-box>
        </draw:frame>
        <draw:frame draw:style-name="gr50" draw:text-style-name="P46" draw:layer="layout" svg:width="25.5cm" svg:height="2.744cm" svg:x="1cm" svg:y="13.396cm">
          <draw:text-box>
            <text:p text:style-name="P7"><text:span text:style-name="T82">// 0,1,2,3,4,5,6,7,8,9 =&gt; 1,2,3,4,0,5,6,7,8,9</text:span></text:p>
            <text:p text:style-name="P47"><text:span text:style-name="T86">rotate(V.begin(),V.begin()+1,V.begin()+5)</text:span></text:p>
            <text:p text:style-name="P7"><text:span text:style-name="T7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7" svg:font-family="Albany" style:font-adornments="Standard" style:font-pitch="variable" style:font-charset="x-symbol"/>
    <style:font-face style:name="Arial Unicode MS3" svg:font-family="'Arial Unicode MS'" style:font-pitch="variable" style:font-charset="x-symbol"/>
    <style:font-face style:name="HG Mincho Light J3" svg:font-family="'HG Mincho Light J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StarSymbol" svg:font-family="StarSymbol" style:font-adornments="Standar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lbany6" svg:font-family="Albany" style:font-adornments="Standard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HG Mincho Light J2" svg:font-family="'HG Mincho Light J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draw:marker draw:name="Extrémité_20_22" draw:display-name="Extrémité 22" svg:viewBox="0 0 2364 2178" svg:d="M0 2065l1182-2065 1182 2063-64 112-1118-716-1118 719z"/>
    <draw:marker draw:name="Extrémité_20_7" draw:display-name="Extrémité 7" svg:viewBox="0 0 2132 2132" svg:d="M1066 0l1066 2132-712-272h-708l-712 272z"/>
    <draw:marker draw:name="Extrémité_20_9" draw:display-name="Extrémité 9" svg:viewBox="0 0 1057 2132" svg:d="M529 0l528 2132-353-272h-351l-353 272z"/>
    <draw:marker draw:name="Extrémité_20_de_20_ligne_20_1" draw:display-name="Extrémité de ligne 1" svg:viewBox="0 0 20 30" svg:d="M10 0l-10 30h20z"/>
    <draw:marker draw:name="Extrémité_20_de_20_ligne_20_4" draw:display-name="Extrémité de ligne 4" svg:viewBox="0 0 20 30" svg:d="M10 0l-10 30h20z"/>
    <draw:marker draw:name="Extrémité_20_de_20_ligne_20_7" draw:display-name="Extrémité de ligne 7" svg:viewBox="0 0 20 30" svg:d="M10 0l-10 30h20z"/>
    <draw:marker draw:name="Extrémité_20_de_20_ligne_20_8" draw:display-name="Extrémité de ligne 8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loext:graphic-properties draw:fill-color="#ff9966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escription>Modèle de présentation d'un nouveau produit et des besoins auxquels il répond</dc:description>
    <meta:initial-creator>Emmanuel</meta:initial-creator>
    <meta:creation-date>2007-09-25T22:00:52</meta:creation-date>
    <dc:date>2016-05-18T19:24:33.250094911</dc:date>
    <dc:language>fr-FR</dc:language>
    <meta:editing-cycles>34</meta:editing-cycles>
    <meta:editing-duration>PT9H18M54S</meta:editing-duration>
    <meta:document-statistic meta:object-count="328"/>
    <meta:user-defined meta:name="Info 0"/>
    <meta:user-defined meta:name="Info 1"/>
    <meta:user-defined meta:name="Info 2"/>
    <meta:user-defined meta:name="Info 3"/>
  </office:meta>
</office:document-meta>
</file>